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5pt"/>
    </style:style>
    <style:style style:name="co3" style:family="table-column">
      <style:table-column-properties fo:break-before="auto" style:column-width="95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frac</text:p>
          </table:table-cell>
          <table:table-cell table:number-columns-repeated="3"/>
          <table:table-cell office:value-type="float" office:value="17.5236981730929" calcext:value-type="float">
            <text:p>17.5236981730929</text:p>
          </table:table-cell>
          <table:table-cell office:value-type="float" office:value="11.2151152043688" calcext:value-type="float">
            <text:p>11.2151152043688</text:p>
          </table:table-cell>
          <table:table-cell office:value-type="float" office:value="52.9814825493465" calcext:value-type="float">
            <text:p>52.9814825493465</text:p>
          </table:table-cell>
          <table:table-cell/>
          <table:table-cell table:style-name="ce1" office:value-type="float" office:value="44.9814825493465" calcext:value-type="float">
            <text:p>44.9814825493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52478635396609" calcext:value-type="float">
            <text:p>0.152478635396609</text:p>
          </table:table-cell>
          <table:table-cell office:value-type="float" office:value="0" calcext:value-type="float">
            <text:p>0</text:p>
          </table:table-cell>
          <table:table-cell office:value-type="float" office:value="0.261026187869159" calcext:value-type="float">
            <text:p>0.261026187869159</text:p>
          </table:table-cell>
          <table:table-cell table:number-columns-repeated="3"/>
          <table:table-cell table:formula="of:=[.D2]*52.9814825493465" office:value-type="float" office:value="13.8295544175123" calcext:value-type="float">
            <text:p>13.8295544175123</text:p>
          </table:table-cell>
          <table:table-cell/>
          <table:table-cell table:formula="of:=[.H2]-4" office:value-type="float" office:value="9.82955441751229" calcext:value-type="float">
            <text:p>9.82955441751229</text:p>
          </table:table-cell>
          <table:table-cell/>
          <table:table-cell office:value-type="float" office:value="0.152478635396609" calcext:value-type="float">
            <text:p>0.152478635396609</text:p>
          </table:table-cell>
          <table:table-cell office:value-type="float" office:value="0" calcext:value-type="float">
            <text:p>0</text:p>
          </table:table-cell>
          <table:table-cell table:formula="of:=[.J2]/44.9814825493465" office:value-type="float" office:value="0.218524465189178" calcext:value-type="float">
            <text:p>0.2185244651891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475213640642" calcext:value-type="float">
            <text:p>0.3475213640642</text:p>
          </table:table-cell>
          <table:table-cell office:value-type="float" office:value="0" calcext:value-type="float">
            <text:p>0</text:p>
          </table:table-cell>
          <table:table-cell office:value-type="float" office:value="0.325534579830952" calcext:value-type="float">
            <text:p>0.325534579830952</text:p>
          </table:table-cell>
          <table:table-cell table:number-columns-repeated="3"/>
          <table:table-cell table:formula="of:=[.D3]*52.9814825493465" office:value-type="float" office:value="17.2473046605224" calcext:value-type="float">
            <text:p>17.2473046605224</text:p>
          </table:table-cell>
          <table:table-cell/>
          <table:table-cell table:formula="of:=[.H3]-4" office:value-type="float" office:value="13.2473046605224" calcext:value-type="float">
            <text:p>13.2473046605224</text:p>
          </table:table-cell>
          <table:table-cell/>
          <table:table-cell office:value-type="float" office:value="0.3475213640642" calcext:value-type="float">
            <text:p>0.3475213640642</text:p>
          </table:table-cell>
          <table:table-cell office:value-type="float" office:value="0" calcext:value-type="float">
            <text:p>0</text:p>
          </table:table-cell>
          <table:table-cell table:formula="of:=[.J3]/44.9814825493465" office:value-type="float" office:value="0.294505736799351" calcext:value-type="float">
            <text:p>0.294505736799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02478631999702" calcext:value-type="float">
            <text:p>0.402478631999702</text:p>
          </table:table-cell>
          <table:table-cell office:value-type="float" office:value="0.250000000505495" calcext:value-type="float">
            <text:p>0.250000000505495</text:p>
          </table:table-cell>
          <table:table-cell office:value-type="float" office:value="0.242846720330874" calcext:value-type="float">
            <text:p>0.242846720330874</text:p>
          </table:table-cell>
          <table:table-cell table:number-columns-repeated="3"/>
          <table:table-cell table:formula="of:=[.D4]*52.9814825493465" office:value-type="float" office:value="12.8663792753762" calcext:value-type="float">
            <text:p>12.8663792753762</text:p>
          </table:table-cell>
          <table:table-cell/>
          <table:table-cell table:formula="of:=[.H4]-4" office:value-type="float" office:value="8.86637927537623" calcext:value-type="float">
            <text:p>8.86637927537623</text:p>
          </table:table-cell>
          <table:table-cell/>
          <table:table-cell office:value-type="float" office:value="0.402478631999702" calcext:value-type="float">
            <text:p>0.402478631999702</text:p>
          </table:table-cell>
          <table:table-cell office:value-type="float" office:value="0.250000000505495" calcext:value-type="float">
            <text:p>0.250000000505495</text:p>
          </table:table-cell>
          <table:table-cell table:formula="of:=[.J4]/44.9814825493465" office:value-type="float" office:value="0.197111761837762" calcext:value-type="float">
            <text:p>0.1971117618377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97521374901951" calcext:value-type="float">
            <text:p>0.097521374901951</text:p>
          </table:table-cell>
          <table:table-cell office:value-type="float" office:value="0.250000002021978" calcext:value-type="float">
            <text:p>0.250000002021978</text:p>
          </table:table-cell>
          <table:table-cell office:value-type="float" office:value="0.178338358508263" calcext:value-type="float">
            <text:p>0.178338358508263</text:p>
          </table:table-cell>
          <table:table-cell table:number-columns-repeated="3"/>
          <table:table-cell table:formula="of:=[.D5]*52.9814825493465" office:value-type="float" office:value="9.44863062918464" calcext:value-type="float">
            <text:p>9.44863062918464</text:p>
          </table:table-cell>
          <table:table-cell/>
          <table:table-cell table:formula="of:=[.H5]-4" office:value-type="float" office:value="5.44863062918464" calcext:value-type="float">
            <text:p>5.44863062918464</text:p>
          </table:table-cell>
          <table:table-cell/>
          <table:table-cell office:value-type="float" office:value="0.097521374901951" calcext:value-type="float">
            <text:p>0.097521374901951</text:p>
          </table:table-cell>
          <table:table-cell office:value-type="float" office:value="0.250000002021978" calcext:value-type="float">
            <text:p>0.250000002021978</text:p>
          </table:table-cell>
          <table:table-cell table:formula="of:=[.J5]/44.9814825493465" office:value-type="float" office:value="0.121130525727054" calcext:value-type="float">
            <text:p>0.1211305257270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2478635396609" calcext:value-type="float">
            <text:p>0.152478635396609</text:p>
          </table:table-cell>
          <table:table-cell office:value-type="float" office:value="0" calcext:value-type="float">
            <text:p>0</text:p>
          </table:table-cell>
          <table:table-cell office:value-type="float" office:value="0.426401875089421" calcext:value-type="float">
            <text:p>0.426401875089421</text:p>
          </table:table-cell>
          <table:table-cell table:number-columns-repeated="3"/>
          <table:table-cell table:formula="of:=[.D6]*52.9814825493465" office:value-type="float" office:value="22.5914035040588" calcext:value-type="float">
            <text:p>22.5914035040588</text:p>
          </table:table-cell>
          <table:table-cell/>
          <table:table-cell table:formula="of:=[.H6]-4" office:value-type="float" office:value="18.5914035040588" calcext:value-type="float">
            <text:p>18.5914035040588</text:p>
          </table:table-cell>
          <table:table-cell/>
          <table:table-cell office:value-type="float" office:value="0.152478635396609" calcext:value-type="float">
            <text:p>0.152478635396609</text:p>
          </table:table-cell>
          <table:table-cell office:value-type="float" office:value="0" calcext:value-type="float">
            <text:p>0</text:p>
          </table:table-cell>
          <table:table-cell table:formula="of:=[.J6]/44.9814825493465" office:value-type="float" office:value="0.413312377680377" calcext:value-type="float">
            <text:p>0.4133123776803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475213640642" calcext:value-type="float">
            <text:p>0.3475213640642</text:p>
          </table:table-cell>
          <table:table-cell office:value-type="float" office:value="0" calcext:value-type="float">
            <text:p>0</text:p>
          </table:table-cell>
          <table:table-cell office:value-type="float" office:value="0.490910267051214" calcext:value-type="float">
            <text:p>0.490910267051214</text:p>
          </table:table-cell>
          <table:table-cell table:number-columns-repeated="3"/>
          <table:table-cell table:formula="of:=[.D7]*52.9814825493465" office:value-type="float" office:value="26.0091537470689" calcext:value-type="float">
            <text:p>26.0091537470689</text:p>
          </table:table-cell>
          <table:table-cell/>
          <table:table-cell table:formula="of:=[.H7]-4" office:value-type="float" office:value="22.0091537470689" calcext:value-type="float">
            <text:p>22.0091537470689</text:p>
          </table:table-cell>
          <table:table-cell/>
          <table:table-cell office:value-type="float" office:value="0.3475213640642" calcext:value-type="float">
            <text:p>0.3475213640642</text:p>
          </table:table-cell>
          <table:table-cell office:value-type="float" office:value="0" calcext:value-type="float">
            <text:p>0</text:p>
          </table:table-cell>
          <table:table-cell table:formula="of:=[.J7]/44.9814825493465" office:value-type="float" office:value="0.48929364929055" calcext:value-type="float">
            <text:p>0.489293649290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02478631999702" calcext:value-type="float">
            <text:p>0.402478631999702</text:p>
          </table:table-cell>
          <table:table-cell office:value-type="float" office:value="0.250000000505495" calcext:value-type="float">
            <text:p>0.250000000505495</text:p>
          </table:table-cell>
          <table:table-cell office:value-type="float" office:value="0.408222407551135" calcext:value-type="float">
            <text:p>0.408222407551135</text:p>
          </table:table-cell>
          <table:table-cell table:number-columns-repeated="3"/>
          <table:table-cell table:formula="of:=[.D8]*52.9814825493465" office:value-type="float" office:value="21.6282283619227" calcext:value-type="float">
            <text:p>21.6282283619227</text:p>
          </table:table-cell>
          <table:table-cell/>
          <table:table-cell table:formula="of:=[.H8]-4" office:value-type="float" office:value="17.6282283619227" calcext:value-type="float">
            <text:p>17.6282283619227</text:p>
          </table:table-cell>
          <table:table-cell/>
          <table:table-cell office:value-type="float" office:value="0.402478631999702" calcext:value-type="float">
            <text:p>0.402478631999702</text:p>
          </table:table-cell>
          <table:table-cell office:value-type="float" office:value="0.250000000505495" calcext:value-type="float">
            <text:p>0.250000000505495</text:p>
          </table:table-cell>
          <table:table-cell table:formula="of:=[.J8]/44.9814825493465" office:value-type="float" office:value="0.39189967432896" calcext:value-type="float">
            <text:p>0.391899674328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97521374901951" calcext:value-type="float">
            <text:p>0.097521374901951</text:p>
          </table:table-cell>
          <table:table-cell office:value-type="float" office:value="0.250000002021978" calcext:value-type="float">
            <text:p>0.250000002021978</text:p>
          </table:table-cell>
          <table:table-cell office:value-type="float" office:value="0.343714045728525" calcext:value-type="float">
            <text:p>0.343714045728525</text:p>
          </table:table-cell>
          <table:table-cell table:number-columns-repeated="3"/>
          <table:table-cell table:formula="of:=[.D9]*52.9814825493465" office:value-type="float" office:value="18.2104797157311" calcext:value-type="float">
            <text:p>18.2104797157311</text:p>
          </table:table-cell>
          <table:table-cell/>
          <table:table-cell table:formula="of:=[.H9]-4" office:value-type="float" office:value="14.2104797157311" calcext:value-type="float">
            <text:p>14.2104797157311</text:p>
          </table:table-cell>
          <table:table-cell/>
          <table:table-cell office:value-type="float" office:value="0.097521374901951" calcext:value-type="float">
            <text:p>0.097521374901951</text:p>
          </table:table-cell>
          <table:table-cell office:value-type="float" office:value="0.250000002021978" calcext:value-type="float">
            <text:p>0.250000002021978</text:p>
          </table:table-cell>
          <table:table-cell table:formula="of:=[.J9]/44.9814825493465" office:value-type="float" office:value="0.315918438218253" calcext:value-type="float">
            <text:p>0.3159184382182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2478635396609" calcext:value-type="float">
            <text:p>0.152478635396609</text:p>
          </table:table-cell>
          <table:table-cell office:value-type="float" office:value="0" calcext:value-type="float">
            <text:p>0</text:p>
          </table:table-cell>
          <table:table-cell office:value-type="float" office:value="0.591777562309682" calcext:value-type="float">
            <text:p>0.591777562309682</text:p>
          </table:table-cell>
          <table:table-cell table:number-columns-repeated="3"/>
          <table:table-cell table:formula="of:=[.D10]*52.9814825493465" office:value-type="float" office:value="31.3532525906052" calcext:value-type="float">
            <text:p>31.3532525906052</text:p>
          </table:table-cell>
          <table:table-cell/>
          <table:table-cell table:formula="of:=[.H10]-4" office:value-type="float" office:value="27.3532525906052" calcext:value-type="float">
            <text:p>27.3532525906052</text:p>
          </table:table-cell>
          <table:table-cell/>
          <table:table-cell office:value-type="float" office:value="0.152478635396609" calcext:value-type="float">
            <text:p>0.152478635396609</text:p>
          </table:table-cell>
          <table:table-cell office:value-type="float" office:value="0" calcext:value-type="float">
            <text:p>0</text:p>
          </table:table-cell>
          <table:table-cell table:formula="of:=[.J10]/44.9814825493465" office:value-type="float" office:value="0.608100290171575" calcext:value-type="float">
            <text:p>0.6081002901715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475213640642" calcext:value-type="float">
            <text:p>0.3475213640642</text:p>
          </table:table-cell>
          <table:table-cell office:value-type="float" office:value="0" calcext:value-type="float">
            <text:p>0</text:p>
          </table:table-cell>
          <table:table-cell office:value-type="float" office:value="0.656285954271475" calcext:value-type="float">
            <text:p>0.656285954271475</text:p>
          </table:table-cell>
          <table:table-cell table:number-columns-repeated="3"/>
          <table:table-cell table:formula="of:=[.D11]*52.9814825493465" office:value-type="float" office:value="34.7710028336154" calcext:value-type="float">
            <text:p>34.7710028336154</text:p>
          </table:table-cell>
          <table:table-cell/>
          <table:table-cell table:formula="of:=[.H11]-4" office:value-type="float" office:value="30.7710028336154" calcext:value-type="float">
            <text:p>30.7710028336154</text:p>
          </table:table-cell>
          <table:table-cell/>
          <table:table-cell office:value-type="float" office:value="0.3475213640642" calcext:value-type="float">
            <text:p>0.3475213640642</text:p>
          </table:table-cell>
          <table:table-cell office:value-type="float" office:value="0" calcext:value-type="float">
            <text:p>0</text:p>
          </table:table-cell>
          <table:table-cell table:formula="of:=[.J11]/44.9814825493465" office:value-type="float" office:value="0.684081561781747" calcext:value-type="float">
            <text:p>0.6840815617817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02478631999702" calcext:value-type="float">
            <text:p>0.402478631999702</text:p>
          </table:table-cell>
          <table:table-cell office:value-type="float" office:value="0.250000000505495" calcext:value-type="float">
            <text:p>0.250000000505495</text:p>
          </table:table-cell>
          <table:table-cell office:value-type="float" office:value="0.573598094771397" calcext:value-type="float">
            <text:p>0.573598094771397</text:p>
          </table:table-cell>
          <table:table-cell table:number-columns-repeated="3"/>
          <table:table-cell table:formula="of:=[.D12]*52.9814825493465" office:value-type="float" office:value="30.3900774484692" calcext:value-type="float">
            <text:p>30.3900774484692</text:p>
          </table:table-cell>
          <table:table-cell/>
          <table:table-cell table:formula="of:=[.H12]-4" office:value-type="float" office:value="26.3900774484692" calcext:value-type="float">
            <text:p>26.3900774484692</text:p>
          </table:table-cell>
          <table:table-cell/>
          <table:table-cell office:value-type="float" office:value="0.402478631999702" calcext:value-type="float">
            <text:p>0.402478631999702</text:p>
          </table:table-cell>
          <table:table-cell office:value-type="float" office:value="0.250000000505495" calcext:value-type="float">
            <text:p>0.250000000505495</text:p>
          </table:table-cell>
          <table:table-cell table:formula="of:=[.J12]/44.9814825493465" office:value-type="float" office:value="0.586687586820159" calcext:value-type="float">
            <text:p>0.5866875868201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97521374901951" calcext:value-type="float">
            <text:p>0.097521374901951</text:p>
          </table:table-cell>
          <table:table-cell office:value-type="float" office:value="0.250000002021978" calcext:value-type="float">
            <text:p>0.250000002021978</text:p>
          </table:table-cell>
          <table:table-cell office:value-type="float" office:value="0.509089732948786" calcext:value-type="float">
            <text:p>0.509089732948786</text:p>
          </table:table-cell>
          <table:table-cell table:number-columns-repeated="3"/>
          <table:table-cell table:formula="of:=[.D13]*52.9814825493465" office:value-type="float" office:value="26.9723288022776" calcext:value-type="float">
            <text:p>26.9723288022776</text:p>
          </table:table-cell>
          <table:table-cell/>
          <table:table-cell table:formula="of:=[.H13]-4" office:value-type="float" office:value="22.9723288022776" calcext:value-type="float">
            <text:p>22.9723288022776</text:p>
          </table:table-cell>
          <table:table-cell/>
          <table:table-cell office:value-type="float" office:value="0.097521374901951" calcext:value-type="float">
            <text:p>0.097521374901951</text:p>
          </table:table-cell>
          <table:table-cell office:value-type="float" office:value="0.250000002021978" calcext:value-type="float">
            <text:p>0.250000002021978</text:p>
          </table:table-cell>
          <table:table-cell table:formula="of:=[.J13]/44.9814825493465" office:value-type="float" office:value="0.51070635070945" calcext:value-type="float">
            <text:p>0.510706350709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2478635396609" calcext:value-type="float">
            <text:p>0.152478635396609</text:p>
          </table:table-cell>
          <table:table-cell office:value-type="float" office:value="0" calcext:value-type="float">
            <text:p>0</text:p>
          </table:table-cell>
          <table:table-cell office:value-type="float" office:value="0.757153249529944" calcext:value-type="float">
            <text:p>0.757153249529944</text:p>
          </table:table-cell>
          <table:table-cell table:number-columns-repeated="3"/>
          <table:table-cell table:formula="of:=[.D14]*52.9814825493465" office:value-type="float" office:value="40.1151016771517" calcext:value-type="float">
            <text:p>40.1151016771517</text:p>
          </table:table-cell>
          <table:table-cell/>
          <table:table-cell table:formula="of:=[.H14]-4" office:value-type="float" office:value="36.1151016771517" calcext:value-type="float">
            <text:p>36.1151016771517</text:p>
          </table:table-cell>
          <table:table-cell/>
          <table:table-cell office:value-type="float" office:value="0.152478635396609" calcext:value-type="float">
            <text:p>0.152478635396609</text:p>
          </table:table-cell>
          <table:table-cell office:value-type="float" office:value="0" calcext:value-type="float">
            <text:p>0</text:p>
          </table:table-cell>
          <table:table-cell table:formula="of:=[.J14]/44.9814825493465" office:value-type="float" office:value="0.802888202662774" calcext:value-type="float">
            <text:p>0.8028882026627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475213640642" calcext:value-type="float">
            <text:p>0.3475213640642</text:p>
          </table:table-cell>
          <table:table-cell office:value-type="float" office:value="0" calcext:value-type="float">
            <text:p>0</text:p>
          </table:table-cell>
          <table:table-cell office:value-type="float" office:value="0.821661641491737" calcext:value-type="float">
            <text:p>0.821661641491737</text:p>
          </table:table-cell>
          <table:table-cell table:number-columns-repeated="3"/>
          <table:table-cell table:formula="of:=[.D15]*52.9814825493465" office:value-type="float" office:value="43.5328519201619" calcext:value-type="float">
            <text:p>43.5328519201619</text:p>
          </table:table-cell>
          <table:table-cell/>
          <table:table-cell table:formula="of:=[.H15]-4" office:value-type="float" office:value="39.5328519201619" calcext:value-type="float">
            <text:p>39.5328519201619</text:p>
          </table:table-cell>
          <table:table-cell/>
          <table:table-cell office:value-type="float" office:value="0.3475213640642" calcext:value-type="float">
            <text:p>0.3475213640642</text:p>
          </table:table-cell>
          <table:table-cell office:value-type="float" office:value="0" calcext:value-type="float">
            <text:p>0</text:p>
          </table:table-cell>
          <table:table-cell table:formula="of:=[.J15]/44.9814825493465" office:value-type="float" office:value="0.878869474272946" calcext:value-type="float">
            <text:p>0.8788694742729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02478631999702" calcext:value-type="float">
            <text:p>0.402478631999702</text:p>
          </table:table-cell>
          <table:table-cell office:value-type="float" office:value="0.250000000505495" calcext:value-type="float">
            <text:p>0.250000000505495</text:p>
          </table:table-cell>
          <table:table-cell office:value-type="float" office:value="0.738973781991658" calcext:value-type="float">
            <text:p>0.738973781991658</text:p>
          </table:table-cell>
          <table:table-cell table:number-columns-repeated="3"/>
          <table:table-cell table:formula="of:=[.D16]*52.9814825493465" office:value-type="float" office:value="39.1519265350156" calcext:value-type="float">
            <text:p>39.1519265350156</text:p>
          </table:table-cell>
          <table:table-cell/>
          <table:table-cell table:formula="of:=[.H16]-4" office:value-type="float" office:value="35.1519265350156" calcext:value-type="float">
            <text:p>35.1519265350156</text:p>
          </table:table-cell>
          <table:table-cell/>
          <table:table-cell office:value-type="float" office:value="0.402478631999702" calcext:value-type="float">
            <text:p>0.402478631999702</text:p>
          </table:table-cell>
          <table:table-cell office:value-type="float" office:value="0.250000000505495" calcext:value-type="float">
            <text:p>0.250000000505495</text:p>
          </table:table-cell>
          <table:table-cell table:formula="of:=[.J16]/44.9814825493465" office:value-type="float" office:value="0.781475499311356" calcext:value-type="float">
            <text:p>0.7814754993113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97521374901951" calcext:value-type="float">
            <text:p>0.097521374901951</text:p>
          </table:table-cell>
          <table:table-cell office:value-type="float" office:value="0.250000002021978" calcext:value-type="float">
            <text:p>0.250000002021978</text:p>
          </table:table-cell>
          <table:table-cell office:value-type="float" office:value="0.674465420169048" calcext:value-type="float">
            <text:p>0.674465420169048</text:p>
          </table:table-cell>
          <table:table-cell table:number-columns-repeated="3"/>
          <table:table-cell table:formula="of:=[.D17]*52.9814825493465" office:value-type="float" office:value="35.7341778888241" calcext:value-type="float">
            <text:p>35.7341778888241</text:p>
          </table:table-cell>
          <table:table-cell/>
          <table:table-cell table:formula="of:=[.H17]-4" office:value-type="float" office:value="31.7341778888241" calcext:value-type="float">
            <text:p>31.7341778888241</text:p>
          </table:table-cell>
          <table:table-cell/>
          <table:table-cell office:value-type="float" office:value="0.097521374901951" calcext:value-type="float">
            <text:p>0.097521374901951</text:p>
          </table:table-cell>
          <table:table-cell office:value-type="float" office:value="0.250000002021978" calcext:value-type="float">
            <text:p>0.250000002021978</text:p>
          </table:table-cell>
          <table:table-cell table:formula="of:=[.J17]/44.9814825493465" office:value-type="float" office:value="0.705494263200649" calcext:value-type="float">
            <text:p>0.7054942632006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2478635396609" calcext:value-type="float">
            <text:p>0.152478635396609</text:p>
          </table:table-cell>
          <table:table-cell office:value-type="float" office:value="0.5" calcext:value-type="float">
            <text:p>0.5</text:p>
          </table:table-cell>
          <table:table-cell office:value-type="float" office:value="0.261026187869159" calcext:value-type="float">
            <text:p>0.261026187869159</text:p>
          </table:table-cell>
          <table:table-cell table:number-columns-repeated="3"/>
          <table:table-cell table:formula="of:=[.D18]*52.9814825493465" office:value-type="float" office:value="13.8295544175123" calcext:value-type="float">
            <text:p>13.8295544175123</text:p>
          </table:table-cell>
          <table:table-cell/>
          <table:table-cell table:formula="of:=[.H18]-4" office:value-type="float" office:value="9.82955441751229" calcext:value-type="float">
            <text:p>9.82955441751229</text:p>
          </table:table-cell>
          <table:table-cell/>
          <table:table-cell office:value-type="float" office:value="0.152478635396609" calcext:value-type="float">
            <text:p>0.152478635396609</text:p>
          </table:table-cell>
          <table:table-cell office:value-type="float" office:value="0.5" calcext:value-type="float">
            <text:p>0.5</text:p>
          </table:table-cell>
          <table:table-cell table:formula="of:=[.J18]/44.9814825493465" office:value-type="float" office:value="0.218524465189178" calcext:value-type="float">
            <text:p>0.2185244651891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475213640642" calcext:value-type="float">
            <text:p>0.3475213640642</text:p>
          </table:table-cell>
          <table:table-cell office:value-type="float" office:value="0.5" calcext:value-type="float">
            <text:p>0.5</text:p>
          </table:table-cell>
          <table:table-cell office:value-type="float" office:value="0.325534579830952" calcext:value-type="float">
            <text:p>0.325534579830952</text:p>
          </table:table-cell>
          <table:table-cell table:number-columns-repeated="3"/>
          <table:table-cell table:formula="of:=[.D19]*52.9814825493465" office:value-type="float" office:value="17.2473046605224" calcext:value-type="float">
            <text:p>17.2473046605224</text:p>
          </table:table-cell>
          <table:table-cell/>
          <table:table-cell table:formula="of:=[.H19]-4" office:value-type="float" office:value="13.2473046605224" calcext:value-type="float">
            <text:p>13.2473046605224</text:p>
          </table:table-cell>
          <table:table-cell/>
          <table:table-cell office:value-type="float" office:value="0.3475213640642" calcext:value-type="float">
            <text:p>0.3475213640642</text:p>
          </table:table-cell>
          <table:table-cell office:value-type="float" office:value="0.5" calcext:value-type="float">
            <text:p>0.5</text:p>
          </table:table-cell>
          <table:table-cell table:formula="of:=[.J19]/44.9814825493465" office:value-type="float" office:value="0.294505736799351" calcext:value-type="float">
            <text:p>0.294505736799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02478631999702" calcext:value-type="float">
            <text:p>0.402478631999702</text:p>
          </table:table-cell>
          <table:table-cell office:value-type="float" office:value="0.750000000505495" calcext:value-type="float">
            <text:p>0.750000000505495</text:p>
          </table:table-cell>
          <table:table-cell office:value-type="float" office:value="0.242846720330874" calcext:value-type="float">
            <text:p>0.242846720330874</text:p>
          </table:table-cell>
          <table:table-cell table:number-columns-repeated="3"/>
          <table:table-cell table:formula="of:=[.D20]*52.9814825493465" office:value-type="float" office:value="12.8663792753762" calcext:value-type="float">
            <text:p>12.8663792753762</text:p>
          </table:table-cell>
          <table:table-cell/>
          <table:table-cell table:formula="of:=[.H20]-4" office:value-type="float" office:value="8.86637927537623" calcext:value-type="float">
            <text:p>8.86637927537623</text:p>
          </table:table-cell>
          <table:table-cell/>
          <table:table-cell office:value-type="float" office:value="0.402478631999702" calcext:value-type="float">
            <text:p>0.402478631999702</text:p>
          </table:table-cell>
          <table:table-cell office:value-type="float" office:value="0.750000000505495" calcext:value-type="float">
            <text:p>0.750000000505495</text:p>
          </table:table-cell>
          <table:table-cell table:formula="of:=[.J20]/44.9814825493465" office:value-type="float" office:value="0.197111761837762" calcext:value-type="float">
            <text:p>0.1971117618377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97521374901951" calcext:value-type="float">
            <text:p>0.097521374901951</text:p>
          </table:table-cell>
          <table:table-cell office:value-type="float" office:value="0.750000002021978" calcext:value-type="float">
            <text:p>0.750000002021978</text:p>
          </table:table-cell>
          <table:table-cell office:value-type="float" office:value="0.178338358508263" calcext:value-type="float">
            <text:p>0.178338358508263</text:p>
          </table:table-cell>
          <table:table-cell table:number-columns-repeated="3"/>
          <table:table-cell table:formula="of:=[.D21]*52.9814825493465" office:value-type="float" office:value="9.44863062918464" calcext:value-type="float">
            <text:p>9.44863062918464</text:p>
          </table:table-cell>
          <table:table-cell/>
          <table:table-cell table:formula="of:=[.H21]-4" office:value-type="float" office:value="5.44863062918464" calcext:value-type="float">
            <text:p>5.44863062918464</text:p>
          </table:table-cell>
          <table:table-cell/>
          <table:table-cell office:value-type="float" office:value="0.097521374901951" calcext:value-type="float">
            <text:p>0.097521374901951</text:p>
          </table:table-cell>
          <table:table-cell office:value-type="float" office:value="0.750000002021978" calcext:value-type="float">
            <text:p>0.750000002021978</text:p>
          </table:table-cell>
          <table:table-cell table:formula="of:=[.J21]/44.9814825493465" office:value-type="float" office:value="0.121130525727054" calcext:value-type="float">
            <text:p>0.1211305257270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2478635396609" calcext:value-type="float">
            <text:p>0.152478635396609</text:p>
          </table:table-cell>
          <table:table-cell office:value-type="float" office:value="0.5" calcext:value-type="float">
            <text:p>0.5</text:p>
          </table:table-cell>
          <table:table-cell office:value-type="float" office:value="0.426401875089421" calcext:value-type="float">
            <text:p>0.426401875089421</text:p>
          </table:table-cell>
          <table:table-cell table:number-columns-repeated="3"/>
          <table:table-cell table:formula="of:=[.D22]*52.9814825493465" office:value-type="float" office:value="22.5914035040588" calcext:value-type="float">
            <text:p>22.5914035040588</text:p>
          </table:table-cell>
          <table:table-cell/>
          <table:table-cell table:formula="of:=[.H22]-4" office:value-type="float" office:value="18.5914035040588" calcext:value-type="float">
            <text:p>18.5914035040588</text:p>
          </table:table-cell>
          <table:table-cell/>
          <table:table-cell office:value-type="float" office:value="0.152478635396609" calcext:value-type="float">
            <text:p>0.152478635396609</text:p>
          </table:table-cell>
          <table:table-cell office:value-type="float" office:value="0.5" calcext:value-type="float">
            <text:p>0.5</text:p>
          </table:table-cell>
          <table:table-cell table:formula="of:=[.J22]/44.9814825493465" office:value-type="float" office:value="0.413312377680377" calcext:value-type="float">
            <text:p>0.4133123776803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475213640642" calcext:value-type="float">
            <text:p>0.3475213640642</text:p>
          </table:table-cell>
          <table:table-cell office:value-type="float" office:value="0.5" calcext:value-type="float">
            <text:p>0.5</text:p>
          </table:table-cell>
          <table:table-cell office:value-type="float" office:value="0.490910267051214" calcext:value-type="float">
            <text:p>0.490910267051214</text:p>
          </table:table-cell>
          <table:table-cell table:number-columns-repeated="3"/>
          <table:table-cell table:formula="of:=[.D23]*52.9814825493465" office:value-type="float" office:value="26.0091537470689" calcext:value-type="float">
            <text:p>26.0091537470689</text:p>
          </table:table-cell>
          <table:table-cell/>
          <table:table-cell table:formula="of:=[.H23]-4" office:value-type="float" office:value="22.0091537470689" calcext:value-type="float">
            <text:p>22.0091537470689</text:p>
          </table:table-cell>
          <table:table-cell/>
          <table:table-cell office:value-type="float" office:value="0.3475213640642" calcext:value-type="float">
            <text:p>0.3475213640642</text:p>
          </table:table-cell>
          <table:table-cell office:value-type="float" office:value="0.5" calcext:value-type="float">
            <text:p>0.5</text:p>
          </table:table-cell>
          <table:table-cell table:formula="of:=[.J23]/44.9814825493465" office:value-type="float" office:value="0.48929364929055" calcext:value-type="float">
            <text:p>0.489293649290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02478631999702" calcext:value-type="float">
            <text:p>0.402478631999702</text:p>
          </table:table-cell>
          <table:table-cell office:value-type="float" office:value="0.750000000505495" calcext:value-type="float">
            <text:p>0.750000000505495</text:p>
          </table:table-cell>
          <table:table-cell office:value-type="float" office:value="0.408222407551135" calcext:value-type="float">
            <text:p>0.408222407551135</text:p>
          </table:table-cell>
          <table:table-cell table:number-columns-repeated="3"/>
          <table:table-cell table:formula="of:=[.D24]*52.9814825493465" office:value-type="float" office:value="21.6282283619227" calcext:value-type="float">
            <text:p>21.6282283619227</text:p>
          </table:table-cell>
          <table:table-cell/>
          <table:table-cell table:formula="of:=[.H24]-4" office:value-type="float" office:value="17.6282283619227" calcext:value-type="float">
            <text:p>17.6282283619227</text:p>
          </table:table-cell>
          <table:table-cell/>
          <table:table-cell office:value-type="float" office:value="0.402478631999702" calcext:value-type="float">
            <text:p>0.402478631999702</text:p>
          </table:table-cell>
          <table:table-cell office:value-type="float" office:value="0.750000000505495" calcext:value-type="float">
            <text:p>0.750000000505495</text:p>
          </table:table-cell>
          <table:table-cell table:formula="of:=[.J24]/44.9814825493465" office:value-type="float" office:value="0.39189967432896" calcext:value-type="float">
            <text:p>0.391899674328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97521374901951" calcext:value-type="float">
            <text:p>0.097521374901951</text:p>
          </table:table-cell>
          <table:table-cell office:value-type="float" office:value="0.750000002021978" calcext:value-type="float">
            <text:p>0.750000002021978</text:p>
          </table:table-cell>
          <table:table-cell office:value-type="float" office:value="0.343714045728525" calcext:value-type="float">
            <text:p>0.343714045728525</text:p>
          </table:table-cell>
          <table:table-cell table:number-columns-repeated="3"/>
          <table:table-cell table:formula="of:=[.D25]*52.9814825493465" office:value-type="float" office:value="18.2104797157311" calcext:value-type="float">
            <text:p>18.2104797157311</text:p>
          </table:table-cell>
          <table:table-cell/>
          <table:table-cell table:formula="of:=[.H25]-4" office:value-type="float" office:value="14.2104797157311" calcext:value-type="float">
            <text:p>14.2104797157311</text:p>
          </table:table-cell>
          <table:table-cell/>
          <table:table-cell office:value-type="float" office:value="0.097521374901951" calcext:value-type="float">
            <text:p>0.097521374901951</text:p>
          </table:table-cell>
          <table:table-cell office:value-type="float" office:value="0.750000002021978" calcext:value-type="float">
            <text:p>0.750000002021978</text:p>
          </table:table-cell>
          <table:table-cell table:formula="of:=[.J25]/44.9814825493465" office:value-type="float" office:value="0.315918438218253" calcext:value-type="float">
            <text:p>0.3159184382182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2478635396609" calcext:value-type="float">
            <text:p>0.152478635396609</text:p>
          </table:table-cell>
          <table:table-cell office:value-type="float" office:value="0.5" calcext:value-type="float">
            <text:p>0.5</text:p>
          </table:table-cell>
          <table:table-cell office:value-type="float" office:value="0.591777562309682" calcext:value-type="float">
            <text:p>0.591777562309682</text:p>
          </table:table-cell>
          <table:table-cell table:number-columns-repeated="3"/>
          <table:table-cell table:formula="of:=[.D26]*52.9814825493465" office:value-type="float" office:value="31.3532525906052" calcext:value-type="float">
            <text:p>31.3532525906052</text:p>
          </table:table-cell>
          <table:table-cell/>
          <table:table-cell table:formula="of:=[.H26]-4" office:value-type="float" office:value="27.3532525906052" calcext:value-type="float">
            <text:p>27.3532525906052</text:p>
          </table:table-cell>
          <table:table-cell/>
          <table:table-cell office:value-type="float" office:value="0.152478635396609" calcext:value-type="float">
            <text:p>0.152478635396609</text:p>
          </table:table-cell>
          <table:table-cell office:value-type="float" office:value="0.5" calcext:value-type="float">
            <text:p>0.5</text:p>
          </table:table-cell>
          <table:table-cell table:formula="of:=[.J26]/44.9814825493465" office:value-type="float" office:value="0.608100290171575" calcext:value-type="float">
            <text:p>0.6081002901715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475213640642" calcext:value-type="float">
            <text:p>0.3475213640642</text:p>
          </table:table-cell>
          <table:table-cell office:value-type="float" office:value="0.5" calcext:value-type="float">
            <text:p>0.5</text:p>
          </table:table-cell>
          <table:table-cell office:value-type="float" office:value="0.656285954271475" calcext:value-type="float">
            <text:p>0.656285954271475</text:p>
          </table:table-cell>
          <table:table-cell table:number-columns-repeated="3"/>
          <table:table-cell table:formula="of:=[.D27]*52.9814825493465" office:value-type="float" office:value="34.7710028336154" calcext:value-type="float">
            <text:p>34.7710028336154</text:p>
          </table:table-cell>
          <table:table-cell/>
          <table:table-cell table:formula="of:=[.H27]-4" office:value-type="float" office:value="30.7710028336154" calcext:value-type="float">
            <text:p>30.7710028336154</text:p>
          </table:table-cell>
          <table:table-cell/>
          <table:table-cell office:value-type="float" office:value="0.3475213640642" calcext:value-type="float">
            <text:p>0.3475213640642</text:p>
          </table:table-cell>
          <table:table-cell office:value-type="float" office:value="0.5" calcext:value-type="float">
            <text:p>0.5</text:p>
          </table:table-cell>
          <table:table-cell table:formula="of:=[.J27]/44.9814825493465" office:value-type="float" office:value="0.684081561781747" calcext:value-type="float">
            <text:p>0.6840815617817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02478631999702" calcext:value-type="float">
            <text:p>0.402478631999702</text:p>
          </table:table-cell>
          <table:table-cell office:value-type="float" office:value="0.750000000505495" calcext:value-type="float">
            <text:p>0.750000000505495</text:p>
          </table:table-cell>
          <table:table-cell office:value-type="float" office:value="0.573598094771397" calcext:value-type="float">
            <text:p>0.573598094771397</text:p>
          </table:table-cell>
          <table:table-cell table:number-columns-repeated="3"/>
          <table:table-cell table:formula="of:=[.D28]*52.9814825493465" office:value-type="float" office:value="30.3900774484692" calcext:value-type="float">
            <text:p>30.3900774484692</text:p>
          </table:table-cell>
          <table:table-cell/>
          <table:table-cell table:formula="of:=[.H28]-4" office:value-type="float" office:value="26.3900774484692" calcext:value-type="float">
            <text:p>26.3900774484692</text:p>
          </table:table-cell>
          <table:table-cell/>
          <table:table-cell office:value-type="float" office:value="0.402478631999702" calcext:value-type="float">
            <text:p>0.402478631999702</text:p>
          </table:table-cell>
          <table:table-cell office:value-type="float" office:value="0.750000000505495" calcext:value-type="float">
            <text:p>0.750000000505495</text:p>
          </table:table-cell>
          <table:table-cell table:formula="of:=[.J28]/44.9814825493465" office:value-type="float" office:value="0.586687586820159" calcext:value-type="float">
            <text:p>0.5866875868201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97521374901951" calcext:value-type="float">
            <text:p>0.097521374901951</text:p>
          </table:table-cell>
          <table:table-cell office:value-type="float" office:value="0.750000002021978" calcext:value-type="float">
            <text:p>0.750000002021978</text:p>
          </table:table-cell>
          <table:table-cell office:value-type="float" office:value="0.509089732948786" calcext:value-type="float">
            <text:p>0.509089732948786</text:p>
          </table:table-cell>
          <table:table-cell table:number-columns-repeated="3"/>
          <table:table-cell table:formula="of:=[.D29]*52.9814825493465" office:value-type="float" office:value="26.9723288022776" calcext:value-type="float">
            <text:p>26.9723288022776</text:p>
          </table:table-cell>
          <table:table-cell/>
          <table:table-cell table:formula="of:=[.H29]-4" office:value-type="float" office:value="22.9723288022776" calcext:value-type="float">
            <text:p>22.9723288022776</text:p>
          </table:table-cell>
          <table:table-cell/>
          <table:table-cell office:value-type="float" office:value="0.097521374901951" calcext:value-type="float">
            <text:p>0.097521374901951</text:p>
          </table:table-cell>
          <table:table-cell office:value-type="float" office:value="0.750000002021978" calcext:value-type="float">
            <text:p>0.750000002021978</text:p>
          </table:table-cell>
          <table:table-cell table:formula="of:=[.J29]/44.9814825493465" office:value-type="float" office:value="0.51070635070945" calcext:value-type="float">
            <text:p>0.510706350709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2478635396609" calcext:value-type="float">
            <text:p>0.152478635396609</text:p>
          </table:table-cell>
          <table:table-cell office:value-type="float" office:value="0.5" calcext:value-type="float">
            <text:p>0.5</text:p>
          </table:table-cell>
          <table:table-cell office:value-type="float" office:value="0.757153249529944" calcext:value-type="float">
            <text:p>0.757153249529944</text:p>
          </table:table-cell>
          <table:table-cell table:number-columns-repeated="3"/>
          <table:table-cell table:formula="of:=[.D30]*52.9814825493465" office:value-type="float" office:value="40.1151016771517" calcext:value-type="float">
            <text:p>40.1151016771517</text:p>
          </table:table-cell>
          <table:table-cell/>
          <table:table-cell table:formula="of:=[.H30]-4" office:value-type="float" office:value="36.1151016771517" calcext:value-type="float">
            <text:p>36.1151016771517</text:p>
          </table:table-cell>
          <table:table-cell/>
          <table:table-cell office:value-type="float" office:value="0.152478635396609" calcext:value-type="float">
            <text:p>0.152478635396609</text:p>
          </table:table-cell>
          <table:table-cell office:value-type="float" office:value="0.5" calcext:value-type="float">
            <text:p>0.5</text:p>
          </table:table-cell>
          <table:table-cell table:formula="of:=[.J30]/44.9814825493465" office:value-type="float" office:value="0.802888202662774" calcext:value-type="float">
            <text:p>0.8028882026627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475213640642" calcext:value-type="float">
            <text:p>0.3475213640642</text:p>
          </table:table-cell>
          <table:table-cell office:value-type="float" office:value="0.5" calcext:value-type="float">
            <text:p>0.5</text:p>
          </table:table-cell>
          <table:table-cell office:value-type="float" office:value="0.821661641491737" calcext:value-type="float">
            <text:p>0.821661641491737</text:p>
          </table:table-cell>
          <table:table-cell table:number-columns-repeated="3"/>
          <table:table-cell table:formula="of:=[.D31]*52.9814825493465" office:value-type="float" office:value="43.5328519201619" calcext:value-type="float">
            <text:p>43.5328519201619</text:p>
          </table:table-cell>
          <table:table-cell/>
          <table:table-cell table:formula="of:=[.H31]-4" office:value-type="float" office:value="39.5328519201619" calcext:value-type="float">
            <text:p>39.5328519201619</text:p>
          </table:table-cell>
          <table:table-cell/>
          <table:table-cell office:value-type="float" office:value="0.3475213640642" calcext:value-type="float">
            <text:p>0.3475213640642</text:p>
          </table:table-cell>
          <table:table-cell office:value-type="float" office:value="0.5" calcext:value-type="float">
            <text:p>0.5</text:p>
          </table:table-cell>
          <table:table-cell table:formula="of:=[.J31]/44.9814825493465" office:value-type="float" office:value="0.878869474272946" calcext:value-type="float">
            <text:p>0.8788694742729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02478631999702" calcext:value-type="float">
            <text:p>0.402478631999702</text:p>
          </table:table-cell>
          <table:table-cell office:value-type="float" office:value="0.750000000505495" calcext:value-type="float">
            <text:p>0.750000000505495</text:p>
          </table:table-cell>
          <table:table-cell office:value-type="float" office:value="0.738973781991658" calcext:value-type="float">
            <text:p>0.738973781991658</text:p>
          </table:table-cell>
          <table:table-cell table:number-columns-repeated="3"/>
          <table:table-cell table:formula="of:=[.D32]*52.9814825493465" office:value-type="float" office:value="39.1519265350156" calcext:value-type="float">
            <text:p>39.1519265350156</text:p>
          </table:table-cell>
          <table:table-cell/>
          <table:table-cell table:formula="of:=[.H32]-4" office:value-type="float" office:value="35.1519265350156" calcext:value-type="float">
            <text:p>35.1519265350156</text:p>
          </table:table-cell>
          <table:table-cell/>
          <table:table-cell office:value-type="float" office:value="0.402478631999702" calcext:value-type="float">
            <text:p>0.402478631999702</text:p>
          </table:table-cell>
          <table:table-cell office:value-type="float" office:value="0.750000000505495" calcext:value-type="float">
            <text:p>0.750000000505495</text:p>
          </table:table-cell>
          <table:table-cell table:formula="of:=[.J32]/44.9814825493465" office:value-type="float" office:value="0.781475499311356" calcext:value-type="float">
            <text:p>0.7814754993113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97521374901951" calcext:value-type="float">
            <text:p>0.097521374901951</text:p>
          </table:table-cell>
          <table:table-cell office:value-type="float" office:value="0.750000002021978" calcext:value-type="float">
            <text:p>0.750000002021978</text:p>
          </table:table-cell>
          <table:table-cell office:value-type="float" office:value="0.674465420169048" calcext:value-type="float">
            <text:p>0.674465420169048</text:p>
          </table:table-cell>
          <table:table-cell table:number-columns-repeated="3"/>
          <table:table-cell table:formula="of:=[.D33]*52.9814825493465" office:value-type="float" office:value="35.7341778888241" calcext:value-type="float">
            <text:p>35.7341778888241</text:p>
          </table:table-cell>
          <table:table-cell/>
          <table:table-cell table:formula="of:=[.H33]-4" office:value-type="float" office:value="31.7341778888241" calcext:value-type="float">
            <text:p>31.7341778888241</text:p>
          </table:table-cell>
          <table:table-cell/>
          <table:table-cell office:value-type="float" office:value="0.097521374901951" calcext:value-type="float">
            <text:p>0.097521374901951</text:p>
          </table:table-cell>
          <table:table-cell office:value-type="float" office:value="0.750000002021978" calcext:value-type="float">
            <text:p>0.750000002021978</text:p>
          </table:table-cell>
          <table:table-cell table:formula="of:=[.J33]/44.9814825493465" office:value-type="float" office:value="0.705494263200649" calcext:value-type="float">
            <text:p>0.7054942632006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52478635396609" calcext:value-type="float">
            <text:p>0.652478635396609</text:p>
          </table:table-cell>
          <table:table-cell office:value-type="float" office:value="0" calcext:value-type="float">
            <text:p>0</text:p>
          </table:table-cell>
          <table:table-cell office:value-type="float" office:value="0.261026187869159" calcext:value-type="float">
            <text:p>0.261026187869159</text:p>
          </table:table-cell>
          <table:table-cell table:number-columns-repeated="3"/>
          <table:table-cell table:formula="of:=[.D34]*52.9814825493465" office:value-type="float" office:value="13.8295544175123" calcext:value-type="float">
            <text:p>13.8295544175123</text:p>
          </table:table-cell>
          <table:table-cell/>
          <table:table-cell table:formula="of:=[.H34]-4" office:value-type="float" office:value="9.82955441751229" calcext:value-type="float">
            <text:p>9.82955441751229</text:p>
          </table:table-cell>
          <table:table-cell/>
          <table:table-cell office:value-type="float" office:value="0.652478635396609" calcext:value-type="float">
            <text:p>0.652478635396609</text:p>
          </table:table-cell>
          <table:table-cell office:value-type="float" office:value="0" calcext:value-type="float">
            <text:p>0</text:p>
          </table:table-cell>
          <table:table-cell table:formula="of:=[.J34]/44.9814825493465" office:value-type="float" office:value="0.218524465189178" calcext:value-type="float">
            <text:p>0.2185244651891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475213640642" calcext:value-type="float">
            <text:p>0.8475213640642</text:p>
          </table:table-cell>
          <table:table-cell office:value-type="float" office:value="0" calcext:value-type="float">
            <text:p>0</text:p>
          </table:table-cell>
          <table:table-cell office:value-type="float" office:value="0.325534579830952" calcext:value-type="float">
            <text:p>0.325534579830952</text:p>
          </table:table-cell>
          <table:table-cell table:number-columns-repeated="3"/>
          <table:table-cell table:formula="of:=[.D35]*52.9814825493465" office:value-type="float" office:value="17.2473046605224" calcext:value-type="float">
            <text:p>17.2473046605224</text:p>
          </table:table-cell>
          <table:table-cell/>
          <table:table-cell table:formula="of:=[.H35]-4" office:value-type="float" office:value="13.2473046605224" calcext:value-type="float">
            <text:p>13.2473046605224</text:p>
          </table:table-cell>
          <table:table-cell/>
          <table:table-cell office:value-type="float" office:value="0.8475213640642" calcext:value-type="float">
            <text:p>0.8475213640642</text:p>
          </table:table-cell>
          <table:table-cell office:value-type="float" office:value="0" calcext:value-type="float">
            <text:p>0</text:p>
          </table:table-cell>
          <table:table-cell table:formula="of:=[.J35]/44.9814825493465" office:value-type="float" office:value="0.294505736799351" calcext:value-type="float">
            <text:p>0.294505736799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02478631999702" calcext:value-type="float">
            <text:p>0.902478631999702</text:p>
          </table:table-cell>
          <table:table-cell office:value-type="float" office:value="0.250000000505495" calcext:value-type="float">
            <text:p>0.250000000505495</text:p>
          </table:table-cell>
          <table:table-cell office:value-type="float" office:value="0.242846720330874" calcext:value-type="float">
            <text:p>0.242846720330874</text:p>
          </table:table-cell>
          <table:table-cell table:number-columns-repeated="3"/>
          <table:table-cell table:formula="of:=[.D36]*52.9814825493465" office:value-type="float" office:value="12.8663792753762" calcext:value-type="float">
            <text:p>12.8663792753762</text:p>
          </table:table-cell>
          <table:table-cell/>
          <table:table-cell table:formula="of:=[.H36]-4" office:value-type="float" office:value="8.86637927537623" calcext:value-type="float">
            <text:p>8.86637927537623</text:p>
          </table:table-cell>
          <table:table-cell/>
          <table:table-cell office:value-type="float" office:value="0.902478631999702" calcext:value-type="float">
            <text:p>0.902478631999702</text:p>
          </table:table-cell>
          <table:table-cell office:value-type="float" office:value="0.250000000505495" calcext:value-type="float">
            <text:p>0.250000000505495</text:p>
          </table:table-cell>
          <table:table-cell table:formula="of:=[.J36]/44.9814825493465" office:value-type="float" office:value="0.197111761837762" calcext:value-type="float">
            <text:p>0.1971117618377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97521374901951" calcext:value-type="float">
            <text:p>0.597521374901951</text:p>
          </table:table-cell>
          <table:table-cell office:value-type="float" office:value="0.250000002021978" calcext:value-type="float">
            <text:p>0.250000002021978</text:p>
          </table:table-cell>
          <table:table-cell office:value-type="float" office:value="0.178338358508263" calcext:value-type="float">
            <text:p>0.178338358508263</text:p>
          </table:table-cell>
          <table:table-cell table:number-columns-repeated="3"/>
          <table:table-cell table:formula="of:=[.D37]*52.9814825493465" office:value-type="float" office:value="9.44863062918464" calcext:value-type="float">
            <text:p>9.44863062918464</text:p>
          </table:table-cell>
          <table:table-cell/>
          <table:table-cell table:formula="of:=[.H37]-4" office:value-type="float" office:value="5.44863062918464" calcext:value-type="float">
            <text:p>5.44863062918464</text:p>
          </table:table-cell>
          <table:table-cell/>
          <table:table-cell office:value-type="float" office:value="0.597521374901951" calcext:value-type="float">
            <text:p>0.597521374901951</text:p>
          </table:table-cell>
          <table:table-cell office:value-type="float" office:value="0.250000002021978" calcext:value-type="float">
            <text:p>0.250000002021978</text:p>
          </table:table-cell>
          <table:table-cell table:formula="of:=[.J37]/44.9814825493465" office:value-type="float" office:value="0.121130525727054" calcext:value-type="float">
            <text:p>0.1211305257270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52478635396609" calcext:value-type="float">
            <text:p>0.652478635396609</text:p>
          </table:table-cell>
          <table:table-cell office:value-type="float" office:value="0" calcext:value-type="float">
            <text:p>0</text:p>
          </table:table-cell>
          <table:table-cell office:value-type="float" office:value="0.426401875089421" calcext:value-type="float">
            <text:p>0.426401875089421</text:p>
          </table:table-cell>
          <table:table-cell table:number-columns-repeated="3"/>
          <table:table-cell table:formula="of:=[.D38]*52.9814825493465" office:value-type="float" office:value="22.5914035040588" calcext:value-type="float">
            <text:p>22.5914035040588</text:p>
          </table:table-cell>
          <table:table-cell/>
          <table:table-cell table:formula="of:=[.H38]-4" office:value-type="float" office:value="18.5914035040588" calcext:value-type="float">
            <text:p>18.5914035040588</text:p>
          </table:table-cell>
          <table:table-cell/>
          <table:table-cell office:value-type="float" office:value="0.652478635396609" calcext:value-type="float">
            <text:p>0.652478635396609</text:p>
          </table:table-cell>
          <table:table-cell office:value-type="float" office:value="0" calcext:value-type="float">
            <text:p>0</text:p>
          </table:table-cell>
          <table:table-cell table:formula="of:=[.J38]/44.9814825493465" office:value-type="float" office:value="0.413312377680377" calcext:value-type="float">
            <text:p>0.4133123776803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475213640642" calcext:value-type="float">
            <text:p>0.8475213640642</text:p>
          </table:table-cell>
          <table:table-cell office:value-type="float" office:value="0" calcext:value-type="float">
            <text:p>0</text:p>
          </table:table-cell>
          <table:table-cell office:value-type="float" office:value="0.490910267051214" calcext:value-type="float">
            <text:p>0.490910267051214</text:p>
          </table:table-cell>
          <table:table-cell table:number-columns-repeated="3"/>
          <table:table-cell table:formula="of:=[.D39]*52.9814825493465" office:value-type="float" office:value="26.0091537470689" calcext:value-type="float">
            <text:p>26.0091537470689</text:p>
          </table:table-cell>
          <table:table-cell/>
          <table:table-cell table:formula="of:=[.H39]-4" office:value-type="float" office:value="22.0091537470689" calcext:value-type="float">
            <text:p>22.0091537470689</text:p>
          </table:table-cell>
          <table:table-cell/>
          <table:table-cell office:value-type="float" office:value="0.8475213640642" calcext:value-type="float">
            <text:p>0.8475213640642</text:p>
          </table:table-cell>
          <table:table-cell office:value-type="float" office:value="0" calcext:value-type="float">
            <text:p>0</text:p>
          </table:table-cell>
          <table:table-cell table:formula="of:=[.J39]/44.9814825493465" office:value-type="float" office:value="0.48929364929055" calcext:value-type="float">
            <text:p>0.489293649290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02478631999702" calcext:value-type="float">
            <text:p>0.902478631999702</text:p>
          </table:table-cell>
          <table:table-cell office:value-type="float" office:value="0.250000000505495" calcext:value-type="float">
            <text:p>0.250000000505495</text:p>
          </table:table-cell>
          <table:table-cell office:value-type="float" office:value="0.408222407551135" calcext:value-type="float">
            <text:p>0.408222407551135</text:p>
          </table:table-cell>
          <table:table-cell table:number-columns-repeated="3"/>
          <table:table-cell table:formula="of:=[.D40]*52.9814825493465" office:value-type="float" office:value="21.6282283619227" calcext:value-type="float">
            <text:p>21.6282283619227</text:p>
          </table:table-cell>
          <table:table-cell/>
          <table:table-cell table:formula="of:=[.H40]-4" office:value-type="float" office:value="17.6282283619227" calcext:value-type="float">
            <text:p>17.6282283619227</text:p>
          </table:table-cell>
          <table:table-cell/>
          <table:table-cell office:value-type="float" office:value="0.902478631999702" calcext:value-type="float">
            <text:p>0.902478631999702</text:p>
          </table:table-cell>
          <table:table-cell office:value-type="float" office:value="0.250000000505495" calcext:value-type="float">
            <text:p>0.250000000505495</text:p>
          </table:table-cell>
          <table:table-cell table:formula="of:=[.J40]/44.9814825493465" office:value-type="float" office:value="0.39189967432896" calcext:value-type="float">
            <text:p>0.391899674328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97521374901951" calcext:value-type="float">
            <text:p>0.597521374901951</text:p>
          </table:table-cell>
          <table:table-cell office:value-type="float" office:value="0.250000002021978" calcext:value-type="float">
            <text:p>0.250000002021978</text:p>
          </table:table-cell>
          <table:table-cell office:value-type="float" office:value="0.343714045728525" calcext:value-type="float">
            <text:p>0.343714045728525</text:p>
          </table:table-cell>
          <table:table-cell table:number-columns-repeated="3"/>
          <table:table-cell table:formula="of:=[.D41]*52.9814825493465" office:value-type="float" office:value="18.2104797157311" calcext:value-type="float">
            <text:p>18.2104797157311</text:p>
          </table:table-cell>
          <table:table-cell/>
          <table:table-cell table:formula="of:=[.H41]-4" office:value-type="float" office:value="14.2104797157311" calcext:value-type="float">
            <text:p>14.2104797157311</text:p>
          </table:table-cell>
          <table:table-cell/>
          <table:table-cell office:value-type="float" office:value="0.597521374901951" calcext:value-type="float">
            <text:p>0.597521374901951</text:p>
          </table:table-cell>
          <table:table-cell office:value-type="float" office:value="0.250000002021978" calcext:value-type="float">
            <text:p>0.250000002021978</text:p>
          </table:table-cell>
          <table:table-cell table:formula="of:=[.J41]/44.9814825493465" office:value-type="float" office:value="0.315918438218253" calcext:value-type="float">
            <text:p>0.3159184382182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52478635396609" calcext:value-type="float">
            <text:p>0.652478635396609</text:p>
          </table:table-cell>
          <table:table-cell office:value-type="float" office:value="0" calcext:value-type="float">
            <text:p>0</text:p>
          </table:table-cell>
          <table:table-cell office:value-type="float" office:value="0.591777562309682" calcext:value-type="float">
            <text:p>0.591777562309682</text:p>
          </table:table-cell>
          <table:table-cell table:number-columns-repeated="3"/>
          <table:table-cell table:formula="of:=[.D42]*52.9814825493465" office:value-type="float" office:value="31.3532525906052" calcext:value-type="float">
            <text:p>31.3532525906052</text:p>
          </table:table-cell>
          <table:table-cell/>
          <table:table-cell table:formula="of:=[.H42]-4" office:value-type="float" office:value="27.3532525906052" calcext:value-type="float">
            <text:p>27.3532525906052</text:p>
          </table:table-cell>
          <table:table-cell/>
          <table:table-cell office:value-type="float" office:value="0.652478635396609" calcext:value-type="float">
            <text:p>0.652478635396609</text:p>
          </table:table-cell>
          <table:table-cell office:value-type="float" office:value="0" calcext:value-type="float">
            <text:p>0</text:p>
          </table:table-cell>
          <table:table-cell table:formula="of:=[.J42]/44.9814825493465" office:value-type="float" office:value="0.608100290171575" calcext:value-type="float">
            <text:p>0.6081002901715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475213640642" calcext:value-type="float">
            <text:p>0.8475213640642</text:p>
          </table:table-cell>
          <table:table-cell office:value-type="float" office:value="0" calcext:value-type="float">
            <text:p>0</text:p>
          </table:table-cell>
          <table:table-cell office:value-type="float" office:value="0.656285954271475" calcext:value-type="float">
            <text:p>0.656285954271475</text:p>
          </table:table-cell>
          <table:table-cell table:number-columns-repeated="3"/>
          <table:table-cell table:formula="of:=[.D43]*52.9814825493465" office:value-type="float" office:value="34.7710028336154" calcext:value-type="float">
            <text:p>34.7710028336154</text:p>
          </table:table-cell>
          <table:table-cell/>
          <table:table-cell table:formula="of:=[.H43]-4" office:value-type="float" office:value="30.7710028336154" calcext:value-type="float">
            <text:p>30.7710028336154</text:p>
          </table:table-cell>
          <table:table-cell/>
          <table:table-cell office:value-type="float" office:value="0.8475213640642" calcext:value-type="float">
            <text:p>0.8475213640642</text:p>
          </table:table-cell>
          <table:table-cell office:value-type="float" office:value="0" calcext:value-type="float">
            <text:p>0</text:p>
          </table:table-cell>
          <table:table-cell table:formula="of:=[.J43]/44.9814825493465" office:value-type="float" office:value="0.684081561781747" calcext:value-type="float">
            <text:p>0.6840815617817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02478631999702" calcext:value-type="float">
            <text:p>0.902478631999702</text:p>
          </table:table-cell>
          <table:table-cell office:value-type="float" office:value="0.250000000505495" calcext:value-type="float">
            <text:p>0.250000000505495</text:p>
          </table:table-cell>
          <table:table-cell office:value-type="float" office:value="0.573598094771397" calcext:value-type="float">
            <text:p>0.573598094771397</text:p>
          </table:table-cell>
          <table:table-cell table:number-columns-repeated="3"/>
          <table:table-cell table:formula="of:=[.D44]*52.9814825493465" office:value-type="float" office:value="30.3900774484692" calcext:value-type="float">
            <text:p>30.3900774484692</text:p>
          </table:table-cell>
          <table:table-cell/>
          <table:table-cell table:formula="of:=[.H44]-4" office:value-type="float" office:value="26.3900774484692" calcext:value-type="float">
            <text:p>26.3900774484692</text:p>
          </table:table-cell>
          <table:table-cell/>
          <table:table-cell office:value-type="float" office:value="0.902478631999702" calcext:value-type="float">
            <text:p>0.902478631999702</text:p>
          </table:table-cell>
          <table:table-cell office:value-type="float" office:value="0.250000000505495" calcext:value-type="float">
            <text:p>0.250000000505495</text:p>
          </table:table-cell>
          <table:table-cell table:formula="of:=[.J44]/44.9814825493465" office:value-type="float" office:value="0.586687586820159" calcext:value-type="float">
            <text:p>0.5866875868201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97521374901951" calcext:value-type="float">
            <text:p>0.597521374901951</text:p>
          </table:table-cell>
          <table:table-cell office:value-type="float" office:value="0.250000002021978" calcext:value-type="float">
            <text:p>0.250000002021978</text:p>
          </table:table-cell>
          <table:table-cell office:value-type="float" office:value="0.509089732948786" calcext:value-type="float">
            <text:p>0.509089732948786</text:p>
          </table:table-cell>
          <table:table-cell table:number-columns-repeated="3"/>
          <table:table-cell table:formula="of:=[.D45]*52.9814825493465" office:value-type="float" office:value="26.9723288022776" calcext:value-type="float">
            <text:p>26.9723288022776</text:p>
          </table:table-cell>
          <table:table-cell/>
          <table:table-cell table:formula="of:=[.H45]-4" office:value-type="float" office:value="22.9723288022776" calcext:value-type="float">
            <text:p>22.9723288022776</text:p>
          </table:table-cell>
          <table:table-cell/>
          <table:table-cell office:value-type="float" office:value="0.597521374901951" calcext:value-type="float">
            <text:p>0.597521374901951</text:p>
          </table:table-cell>
          <table:table-cell office:value-type="float" office:value="0.250000002021978" calcext:value-type="float">
            <text:p>0.250000002021978</text:p>
          </table:table-cell>
          <table:table-cell table:formula="of:=[.J45]/44.9814825493465" office:value-type="float" office:value="0.51070635070945" calcext:value-type="float">
            <text:p>0.510706350709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52478635396609" calcext:value-type="float">
            <text:p>0.652478635396609</text:p>
          </table:table-cell>
          <table:table-cell office:value-type="float" office:value="0" calcext:value-type="float">
            <text:p>0</text:p>
          </table:table-cell>
          <table:table-cell office:value-type="float" office:value="0.757153249529944" calcext:value-type="float">
            <text:p>0.757153249529944</text:p>
          </table:table-cell>
          <table:table-cell table:number-columns-repeated="3"/>
          <table:table-cell table:formula="of:=[.D46]*52.9814825493465" office:value-type="float" office:value="40.1151016771517" calcext:value-type="float">
            <text:p>40.1151016771517</text:p>
          </table:table-cell>
          <table:table-cell/>
          <table:table-cell table:formula="of:=[.H46]-4" office:value-type="float" office:value="36.1151016771517" calcext:value-type="float">
            <text:p>36.1151016771517</text:p>
          </table:table-cell>
          <table:table-cell/>
          <table:table-cell office:value-type="float" office:value="0.652478635396609" calcext:value-type="float">
            <text:p>0.652478635396609</text:p>
          </table:table-cell>
          <table:table-cell office:value-type="float" office:value="0" calcext:value-type="float">
            <text:p>0</text:p>
          </table:table-cell>
          <table:table-cell table:formula="of:=[.J46]/44.9814825493465" office:value-type="float" office:value="0.802888202662774" calcext:value-type="float">
            <text:p>0.8028882026627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475213640642" calcext:value-type="float">
            <text:p>0.8475213640642</text:p>
          </table:table-cell>
          <table:table-cell office:value-type="float" office:value="0" calcext:value-type="float">
            <text:p>0</text:p>
          </table:table-cell>
          <table:table-cell office:value-type="float" office:value="0.821661641491737" calcext:value-type="float">
            <text:p>0.821661641491737</text:p>
          </table:table-cell>
          <table:table-cell table:number-columns-repeated="3"/>
          <table:table-cell table:formula="of:=[.D47]*52.9814825493465" office:value-type="float" office:value="43.5328519201619" calcext:value-type="float">
            <text:p>43.5328519201619</text:p>
          </table:table-cell>
          <table:table-cell/>
          <table:table-cell table:formula="of:=[.H47]-4" office:value-type="float" office:value="39.5328519201619" calcext:value-type="float">
            <text:p>39.5328519201619</text:p>
          </table:table-cell>
          <table:table-cell/>
          <table:table-cell office:value-type="float" office:value="0.8475213640642" calcext:value-type="float">
            <text:p>0.8475213640642</text:p>
          </table:table-cell>
          <table:table-cell office:value-type="float" office:value="0" calcext:value-type="float">
            <text:p>0</text:p>
          </table:table-cell>
          <table:table-cell table:formula="of:=[.J47]/44.9814825493465" office:value-type="float" office:value="0.878869474272946" calcext:value-type="float">
            <text:p>0.8788694742729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02478631999702" calcext:value-type="float">
            <text:p>0.902478631999702</text:p>
          </table:table-cell>
          <table:table-cell office:value-type="float" office:value="0.250000000505495" calcext:value-type="float">
            <text:p>0.250000000505495</text:p>
          </table:table-cell>
          <table:table-cell office:value-type="float" office:value="0.738973781991658" calcext:value-type="float">
            <text:p>0.738973781991658</text:p>
          </table:table-cell>
          <table:table-cell table:number-columns-repeated="3"/>
          <table:table-cell table:formula="of:=[.D48]*52.9814825493465" office:value-type="float" office:value="39.1519265350156" calcext:value-type="float">
            <text:p>39.1519265350156</text:p>
          </table:table-cell>
          <table:table-cell/>
          <table:table-cell table:formula="of:=[.H48]-4" office:value-type="float" office:value="35.1519265350156" calcext:value-type="float">
            <text:p>35.1519265350156</text:p>
          </table:table-cell>
          <table:table-cell/>
          <table:table-cell office:value-type="float" office:value="0.902478631999702" calcext:value-type="float">
            <text:p>0.902478631999702</text:p>
          </table:table-cell>
          <table:table-cell office:value-type="float" office:value="0.250000000505495" calcext:value-type="float">
            <text:p>0.250000000505495</text:p>
          </table:table-cell>
          <table:table-cell table:formula="of:=[.J48]/44.9814825493465" office:value-type="float" office:value="0.781475499311356" calcext:value-type="float">
            <text:p>0.7814754993113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97521374901951" calcext:value-type="float">
            <text:p>0.597521374901951</text:p>
          </table:table-cell>
          <table:table-cell office:value-type="float" office:value="0.250000002021978" calcext:value-type="float">
            <text:p>0.250000002021978</text:p>
          </table:table-cell>
          <table:table-cell office:value-type="float" office:value="0.674465420169048" calcext:value-type="float">
            <text:p>0.674465420169048</text:p>
          </table:table-cell>
          <table:table-cell table:number-columns-repeated="3"/>
          <table:table-cell table:formula="of:=[.D49]*52.9814825493465" office:value-type="float" office:value="35.7341778888241" calcext:value-type="float">
            <text:p>35.7341778888241</text:p>
          </table:table-cell>
          <table:table-cell/>
          <table:table-cell table:formula="of:=[.H49]-4" office:value-type="float" office:value="31.7341778888241" calcext:value-type="float">
            <text:p>31.7341778888241</text:p>
          </table:table-cell>
          <table:table-cell/>
          <table:table-cell office:value-type="float" office:value="0.597521374901951" calcext:value-type="float">
            <text:p>0.597521374901951</text:p>
          </table:table-cell>
          <table:table-cell office:value-type="float" office:value="0.250000002021978" calcext:value-type="float">
            <text:p>0.250000002021978</text:p>
          </table:table-cell>
          <table:table-cell table:formula="of:=[.J49]/44.9814825493465" office:value-type="float" office:value="0.705494263200649" calcext:value-type="float">
            <text:p>0.7054942632006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52478635396609" calcext:value-type="float">
            <text:p>0.652478635396609</text:p>
          </table:table-cell>
          <table:table-cell office:value-type="float" office:value="0.5" calcext:value-type="float">
            <text:p>0.5</text:p>
          </table:table-cell>
          <table:table-cell office:value-type="float" office:value="0.261026187869159" calcext:value-type="float">
            <text:p>0.261026187869159</text:p>
          </table:table-cell>
          <table:table-cell table:number-columns-repeated="3"/>
          <table:table-cell table:formula="of:=[.D50]*52.9814825493465" office:value-type="float" office:value="13.8295544175123" calcext:value-type="float">
            <text:p>13.8295544175123</text:p>
          </table:table-cell>
          <table:table-cell/>
          <table:table-cell table:formula="of:=[.H50]-4" office:value-type="float" office:value="9.82955441751229" calcext:value-type="float">
            <text:p>9.82955441751229</text:p>
          </table:table-cell>
          <table:table-cell/>
          <table:table-cell office:value-type="float" office:value="0.652478635396609" calcext:value-type="float">
            <text:p>0.652478635396609</text:p>
          </table:table-cell>
          <table:table-cell office:value-type="float" office:value="0.5" calcext:value-type="float">
            <text:p>0.5</text:p>
          </table:table-cell>
          <table:table-cell table:formula="of:=[.J50]/44.9814825493465" office:value-type="float" office:value="0.218524465189178" calcext:value-type="float">
            <text:p>0.2185244651891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475213640642" calcext:value-type="float">
            <text:p>0.8475213640642</text:p>
          </table:table-cell>
          <table:table-cell office:value-type="float" office:value="0.5" calcext:value-type="float">
            <text:p>0.5</text:p>
          </table:table-cell>
          <table:table-cell office:value-type="float" office:value="0.325534579830952" calcext:value-type="float">
            <text:p>0.325534579830952</text:p>
          </table:table-cell>
          <table:table-cell table:number-columns-repeated="3"/>
          <table:table-cell table:formula="of:=[.D51]*52.9814825493465" office:value-type="float" office:value="17.2473046605224" calcext:value-type="float">
            <text:p>17.2473046605224</text:p>
          </table:table-cell>
          <table:table-cell/>
          <table:table-cell table:formula="of:=[.H51]-4" office:value-type="float" office:value="13.2473046605224" calcext:value-type="float">
            <text:p>13.2473046605224</text:p>
          </table:table-cell>
          <table:table-cell/>
          <table:table-cell office:value-type="float" office:value="0.8475213640642" calcext:value-type="float">
            <text:p>0.8475213640642</text:p>
          </table:table-cell>
          <table:table-cell office:value-type="float" office:value="0.5" calcext:value-type="float">
            <text:p>0.5</text:p>
          </table:table-cell>
          <table:table-cell table:formula="of:=[.J51]/44.9814825493465" office:value-type="float" office:value="0.294505736799351" calcext:value-type="float">
            <text:p>0.294505736799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02478631999702" calcext:value-type="float">
            <text:p>0.902478631999702</text:p>
          </table:table-cell>
          <table:table-cell office:value-type="float" office:value="0.750000000505495" calcext:value-type="float">
            <text:p>0.750000000505495</text:p>
          </table:table-cell>
          <table:table-cell office:value-type="float" office:value="0.242846720330874" calcext:value-type="float">
            <text:p>0.242846720330874</text:p>
          </table:table-cell>
          <table:table-cell table:number-columns-repeated="3"/>
          <table:table-cell table:formula="of:=[.D52]*52.9814825493465" office:value-type="float" office:value="12.8663792753762" calcext:value-type="float">
            <text:p>12.8663792753762</text:p>
          </table:table-cell>
          <table:table-cell/>
          <table:table-cell table:formula="of:=[.H52]-4" office:value-type="float" office:value="8.86637927537623" calcext:value-type="float">
            <text:p>8.86637927537623</text:p>
          </table:table-cell>
          <table:table-cell/>
          <table:table-cell office:value-type="float" office:value="0.902478631999702" calcext:value-type="float">
            <text:p>0.902478631999702</text:p>
          </table:table-cell>
          <table:table-cell office:value-type="float" office:value="0.750000000505495" calcext:value-type="float">
            <text:p>0.750000000505495</text:p>
          </table:table-cell>
          <table:table-cell table:formula="of:=[.J52]/44.9814825493465" office:value-type="float" office:value="0.197111761837762" calcext:value-type="float">
            <text:p>0.1971117618377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97521374901951" calcext:value-type="float">
            <text:p>0.597521374901951</text:p>
          </table:table-cell>
          <table:table-cell office:value-type="float" office:value="0.750000002021978" calcext:value-type="float">
            <text:p>0.750000002021978</text:p>
          </table:table-cell>
          <table:table-cell office:value-type="float" office:value="0.178338358508263" calcext:value-type="float">
            <text:p>0.178338358508263</text:p>
          </table:table-cell>
          <table:table-cell table:number-columns-repeated="3"/>
          <table:table-cell table:formula="of:=[.D53]*52.9814825493465" office:value-type="float" office:value="9.44863062918464" calcext:value-type="float">
            <text:p>9.44863062918464</text:p>
          </table:table-cell>
          <table:table-cell/>
          <table:table-cell table:formula="of:=[.H53]-4" office:value-type="float" office:value="5.44863062918464" calcext:value-type="float">
            <text:p>5.44863062918464</text:p>
          </table:table-cell>
          <table:table-cell/>
          <table:table-cell office:value-type="float" office:value="0.597521374901951" calcext:value-type="float">
            <text:p>0.597521374901951</text:p>
          </table:table-cell>
          <table:table-cell office:value-type="float" office:value="0.750000002021978" calcext:value-type="float">
            <text:p>0.750000002021978</text:p>
          </table:table-cell>
          <table:table-cell table:formula="of:=[.J53]/44.9814825493465" office:value-type="float" office:value="0.121130525727054" calcext:value-type="float">
            <text:p>0.1211305257270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52478635396609" calcext:value-type="float">
            <text:p>0.652478635396609</text:p>
          </table:table-cell>
          <table:table-cell office:value-type="float" office:value="0.5" calcext:value-type="float">
            <text:p>0.5</text:p>
          </table:table-cell>
          <table:table-cell office:value-type="float" office:value="0.426401875089421" calcext:value-type="float">
            <text:p>0.426401875089421</text:p>
          </table:table-cell>
          <table:table-cell table:number-columns-repeated="3"/>
          <table:table-cell table:formula="of:=[.D54]*52.9814825493465" office:value-type="float" office:value="22.5914035040588" calcext:value-type="float">
            <text:p>22.5914035040588</text:p>
          </table:table-cell>
          <table:table-cell/>
          <table:table-cell table:formula="of:=[.H54]-4" office:value-type="float" office:value="18.5914035040588" calcext:value-type="float">
            <text:p>18.5914035040588</text:p>
          </table:table-cell>
          <table:table-cell/>
          <table:table-cell office:value-type="float" office:value="0.652478635396609" calcext:value-type="float">
            <text:p>0.652478635396609</text:p>
          </table:table-cell>
          <table:table-cell office:value-type="float" office:value="0.5" calcext:value-type="float">
            <text:p>0.5</text:p>
          </table:table-cell>
          <table:table-cell table:formula="of:=[.J54]/44.9814825493465" office:value-type="float" office:value="0.413312377680377" calcext:value-type="float">
            <text:p>0.4133123776803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475213640642" calcext:value-type="float">
            <text:p>0.8475213640642</text:p>
          </table:table-cell>
          <table:table-cell office:value-type="float" office:value="0.5" calcext:value-type="float">
            <text:p>0.5</text:p>
          </table:table-cell>
          <table:table-cell office:value-type="float" office:value="0.490910267051214" calcext:value-type="float">
            <text:p>0.490910267051214</text:p>
          </table:table-cell>
          <table:table-cell table:number-columns-repeated="3"/>
          <table:table-cell table:formula="of:=[.D55]*52.9814825493465" office:value-type="float" office:value="26.0091537470689" calcext:value-type="float">
            <text:p>26.0091537470689</text:p>
          </table:table-cell>
          <table:table-cell/>
          <table:table-cell table:formula="of:=[.H55]-4" office:value-type="float" office:value="22.0091537470689" calcext:value-type="float">
            <text:p>22.0091537470689</text:p>
          </table:table-cell>
          <table:table-cell/>
          <table:table-cell office:value-type="float" office:value="0.8475213640642" calcext:value-type="float">
            <text:p>0.8475213640642</text:p>
          </table:table-cell>
          <table:table-cell office:value-type="float" office:value="0.5" calcext:value-type="float">
            <text:p>0.5</text:p>
          </table:table-cell>
          <table:table-cell table:formula="of:=[.J55]/44.9814825493465" office:value-type="float" office:value="0.48929364929055" calcext:value-type="float">
            <text:p>0.489293649290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02478631999702" calcext:value-type="float">
            <text:p>0.902478631999702</text:p>
          </table:table-cell>
          <table:table-cell office:value-type="float" office:value="0.750000000505495" calcext:value-type="float">
            <text:p>0.750000000505495</text:p>
          </table:table-cell>
          <table:table-cell office:value-type="float" office:value="0.408222407551135" calcext:value-type="float">
            <text:p>0.408222407551135</text:p>
          </table:table-cell>
          <table:table-cell table:number-columns-repeated="3"/>
          <table:table-cell table:formula="of:=[.D56]*52.9814825493465" office:value-type="float" office:value="21.6282283619227" calcext:value-type="float">
            <text:p>21.6282283619227</text:p>
          </table:table-cell>
          <table:table-cell/>
          <table:table-cell table:formula="of:=[.H56]-4" office:value-type="float" office:value="17.6282283619227" calcext:value-type="float">
            <text:p>17.6282283619227</text:p>
          </table:table-cell>
          <table:table-cell/>
          <table:table-cell office:value-type="float" office:value="0.902478631999702" calcext:value-type="float">
            <text:p>0.902478631999702</text:p>
          </table:table-cell>
          <table:table-cell office:value-type="float" office:value="0.750000000505495" calcext:value-type="float">
            <text:p>0.750000000505495</text:p>
          </table:table-cell>
          <table:table-cell table:formula="of:=[.J56]/44.9814825493465" office:value-type="float" office:value="0.39189967432896" calcext:value-type="float">
            <text:p>0.391899674328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97521374901951" calcext:value-type="float">
            <text:p>0.597521374901951</text:p>
          </table:table-cell>
          <table:table-cell office:value-type="float" office:value="0.750000002021978" calcext:value-type="float">
            <text:p>0.750000002021978</text:p>
          </table:table-cell>
          <table:table-cell office:value-type="float" office:value="0.343714045728525" calcext:value-type="float">
            <text:p>0.343714045728525</text:p>
          </table:table-cell>
          <table:table-cell table:number-columns-repeated="3"/>
          <table:table-cell table:formula="of:=[.D57]*52.9814825493465" office:value-type="float" office:value="18.2104797157311" calcext:value-type="float">
            <text:p>18.2104797157311</text:p>
          </table:table-cell>
          <table:table-cell/>
          <table:table-cell table:formula="of:=[.H57]-4" office:value-type="float" office:value="14.2104797157311" calcext:value-type="float">
            <text:p>14.2104797157311</text:p>
          </table:table-cell>
          <table:table-cell/>
          <table:table-cell office:value-type="float" office:value="0.597521374901951" calcext:value-type="float">
            <text:p>0.597521374901951</text:p>
          </table:table-cell>
          <table:table-cell office:value-type="float" office:value="0.750000002021978" calcext:value-type="float">
            <text:p>0.750000002021978</text:p>
          </table:table-cell>
          <table:table-cell table:formula="of:=[.J57]/44.9814825493465" office:value-type="float" office:value="0.315918438218253" calcext:value-type="float">
            <text:p>0.3159184382182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52478635396609" calcext:value-type="float">
            <text:p>0.652478635396609</text:p>
          </table:table-cell>
          <table:table-cell office:value-type="float" office:value="0.5" calcext:value-type="float">
            <text:p>0.5</text:p>
          </table:table-cell>
          <table:table-cell office:value-type="float" office:value="0.591777562309682" calcext:value-type="float">
            <text:p>0.591777562309682</text:p>
          </table:table-cell>
          <table:table-cell table:number-columns-repeated="3"/>
          <table:table-cell table:formula="of:=[.D58]*52.9814825493465" office:value-type="float" office:value="31.3532525906052" calcext:value-type="float">
            <text:p>31.3532525906052</text:p>
          </table:table-cell>
          <table:table-cell/>
          <table:table-cell table:formula="of:=[.H58]-4" office:value-type="float" office:value="27.3532525906052" calcext:value-type="float">
            <text:p>27.3532525906052</text:p>
          </table:table-cell>
          <table:table-cell/>
          <table:table-cell office:value-type="float" office:value="0.652478635396609" calcext:value-type="float">
            <text:p>0.652478635396609</text:p>
          </table:table-cell>
          <table:table-cell office:value-type="float" office:value="0.5" calcext:value-type="float">
            <text:p>0.5</text:p>
          </table:table-cell>
          <table:table-cell table:formula="of:=[.J58]/44.9814825493465" office:value-type="float" office:value="0.608100290171575" calcext:value-type="float">
            <text:p>0.6081002901715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475213640642" calcext:value-type="float">
            <text:p>0.8475213640642</text:p>
          </table:table-cell>
          <table:table-cell office:value-type="float" office:value="0.5" calcext:value-type="float">
            <text:p>0.5</text:p>
          </table:table-cell>
          <table:table-cell office:value-type="float" office:value="0.656285954271475" calcext:value-type="float">
            <text:p>0.656285954271475</text:p>
          </table:table-cell>
          <table:table-cell table:number-columns-repeated="3"/>
          <table:table-cell table:formula="of:=[.D59]*52.9814825493465" office:value-type="float" office:value="34.7710028336154" calcext:value-type="float">
            <text:p>34.7710028336154</text:p>
          </table:table-cell>
          <table:table-cell/>
          <table:table-cell table:formula="of:=[.H59]-4" office:value-type="float" office:value="30.7710028336154" calcext:value-type="float">
            <text:p>30.7710028336154</text:p>
          </table:table-cell>
          <table:table-cell/>
          <table:table-cell office:value-type="float" office:value="0.8475213640642" calcext:value-type="float">
            <text:p>0.8475213640642</text:p>
          </table:table-cell>
          <table:table-cell office:value-type="float" office:value="0.5" calcext:value-type="float">
            <text:p>0.5</text:p>
          </table:table-cell>
          <table:table-cell table:formula="of:=[.J59]/44.9814825493465" office:value-type="float" office:value="0.684081561781747" calcext:value-type="float">
            <text:p>0.6840815617817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02478631999702" calcext:value-type="float">
            <text:p>0.902478631999702</text:p>
          </table:table-cell>
          <table:table-cell office:value-type="float" office:value="0.750000000505495" calcext:value-type="float">
            <text:p>0.750000000505495</text:p>
          </table:table-cell>
          <table:table-cell office:value-type="float" office:value="0.573598094771397" calcext:value-type="float">
            <text:p>0.573598094771397</text:p>
          </table:table-cell>
          <table:table-cell table:number-columns-repeated="3"/>
          <table:table-cell table:formula="of:=[.D60]*52.9814825493465" office:value-type="float" office:value="30.3900774484692" calcext:value-type="float">
            <text:p>30.3900774484692</text:p>
          </table:table-cell>
          <table:table-cell/>
          <table:table-cell table:formula="of:=[.H60]-4" office:value-type="float" office:value="26.3900774484692" calcext:value-type="float">
            <text:p>26.3900774484692</text:p>
          </table:table-cell>
          <table:table-cell/>
          <table:table-cell office:value-type="float" office:value="0.902478631999702" calcext:value-type="float">
            <text:p>0.902478631999702</text:p>
          </table:table-cell>
          <table:table-cell office:value-type="float" office:value="0.750000000505495" calcext:value-type="float">
            <text:p>0.750000000505495</text:p>
          </table:table-cell>
          <table:table-cell table:formula="of:=[.J60]/44.9814825493465" office:value-type="float" office:value="0.586687586820159" calcext:value-type="float">
            <text:p>0.5866875868201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97521374901951" calcext:value-type="float">
            <text:p>0.597521374901951</text:p>
          </table:table-cell>
          <table:table-cell office:value-type="float" office:value="0.750000002021978" calcext:value-type="float">
            <text:p>0.750000002021978</text:p>
          </table:table-cell>
          <table:table-cell office:value-type="float" office:value="0.509089732948786" calcext:value-type="float">
            <text:p>0.509089732948786</text:p>
          </table:table-cell>
          <table:table-cell table:number-columns-repeated="3"/>
          <table:table-cell table:formula="of:=[.D61]*52.9814825493465" office:value-type="float" office:value="26.9723288022776" calcext:value-type="float">
            <text:p>26.9723288022776</text:p>
          </table:table-cell>
          <table:table-cell/>
          <table:table-cell table:formula="of:=[.H61]-4" office:value-type="float" office:value="22.9723288022776" calcext:value-type="float">
            <text:p>22.9723288022776</text:p>
          </table:table-cell>
          <table:table-cell/>
          <table:table-cell office:value-type="float" office:value="0.597521374901951" calcext:value-type="float">
            <text:p>0.597521374901951</text:p>
          </table:table-cell>
          <table:table-cell office:value-type="float" office:value="0.750000002021978" calcext:value-type="float">
            <text:p>0.750000002021978</text:p>
          </table:table-cell>
          <table:table-cell table:formula="of:=[.J61]/44.9814825493465" office:value-type="float" office:value="0.51070635070945" calcext:value-type="float">
            <text:p>0.510706350709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52478635396609" calcext:value-type="float">
            <text:p>0.652478635396609</text:p>
          </table:table-cell>
          <table:table-cell office:value-type="float" office:value="0.5" calcext:value-type="float">
            <text:p>0.5</text:p>
          </table:table-cell>
          <table:table-cell office:value-type="float" office:value="0.757153249529944" calcext:value-type="float">
            <text:p>0.757153249529944</text:p>
          </table:table-cell>
          <table:table-cell table:number-columns-repeated="3"/>
          <table:table-cell table:formula="of:=[.D62]*52.9814825493465" office:value-type="float" office:value="40.1151016771517" calcext:value-type="float">
            <text:p>40.1151016771517</text:p>
          </table:table-cell>
          <table:table-cell/>
          <table:table-cell table:formula="of:=[.H62]-4" office:value-type="float" office:value="36.1151016771517" calcext:value-type="float">
            <text:p>36.1151016771517</text:p>
          </table:table-cell>
          <table:table-cell/>
          <table:table-cell office:value-type="float" office:value="0.652478635396609" calcext:value-type="float">
            <text:p>0.652478635396609</text:p>
          </table:table-cell>
          <table:table-cell office:value-type="float" office:value="0.5" calcext:value-type="float">
            <text:p>0.5</text:p>
          </table:table-cell>
          <table:table-cell table:formula="of:=[.J62]/44.9814825493465" office:value-type="float" office:value="0.802888202662774" calcext:value-type="float">
            <text:p>0.8028882026627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475213640642" calcext:value-type="float">
            <text:p>0.8475213640642</text:p>
          </table:table-cell>
          <table:table-cell office:value-type="float" office:value="0.5" calcext:value-type="float">
            <text:p>0.5</text:p>
          </table:table-cell>
          <table:table-cell office:value-type="float" office:value="0.821661641491737" calcext:value-type="float">
            <text:p>0.821661641491737</text:p>
          </table:table-cell>
          <table:table-cell table:number-columns-repeated="3"/>
          <table:table-cell table:formula="of:=[.D63]*52.9814825493465" office:value-type="float" office:value="43.5328519201619" calcext:value-type="float">
            <text:p>43.5328519201619</text:p>
          </table:table-cell>
          <table:table-cell/>
          <table:table-cell table:formula="of:=[.H63]-4" office:value-type="float" office:value="39.5328519201619" calcext:value-type="float">
            <text:p>39.5328519201619</text:p>
          </table:table-cell>
          <table:table-cell/>
          <table:table-cell office:value-type="float" office:value="0.8475213640642" calcext:value-type="float">
            <text:p>0.8475213640642</text:p>
          </table:table-cell>
          <table:table-cell office:value-type="float" office:value="0.5" calcext:value-type="float">
            <text:p>0.5</text:p>
          </table:table-cell>
          <table:table-cell table:formula="of:=[.J63]/44.9814825493465" office:value-type="float" office:value="0.878869474272946" calcext:value-type="float">
            <text:p>0.8788694742729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02478631999702" calcext:value-type="float">
            <text:p>0.902478631999702</text:p>
          </table:table-cell>
          <table:table-cell office:value-type="float" office:value="0.750000000505495" calcext:value-type="float">
            <text:p>0.750000000505495</text:p>
          </table:table-cell>
          <table:table-cell office:value-type="float" office:value="0.738973781991658" calcext:value-type="float">
            <text:p>0.738973781991658</text:p>
          </table:table-cell>
          <table:table-cell table:number-columns-repeated="3"/>
          <table:table-cell table:formula="of:=[.D64]*52.9814825493465" office:value-type="float" office:value="39.1519265350156" calcext:value-type="float">
            <text:p>39.1519265350156</text:p>
          </table:table-cell>
          <table:table-cell/>
          <table:table-cell table:formula="of:=[.H64]-4" office:value-type="float" office:value="35.1519265350156" calcext:value-type="float">
            <text:p>35.1519265350156</text:p>
          </table:table-cell>
          <table:table-cell/>
          <table:table-cell office:value-type="float" office:value="0.902478631999702" calcext:value-type="float">
            <text:p>0.902478631999702</text:p>
          </table:table-cell>
          <table:table-cell office:value-type="float" office:value="0.750000000505495" calcext:value-type="float">
            <text:p>0.750000000505495</text:p>
          </table:table-cell>
          <table:table-cell table:formula="of:=[.J64]/44.9814825493465" office:value-type="float" office:value="0.781475499311356" calcext:value-type="float">
            <text:p>0.7814754993113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97521374901951" calcext:value-type="float">
            <text:p>0.597521374901951</text:p>
          </table:table-cell>
          <table:table-cell office:value-type="float" office:value="0.750000002021978" calcext:value-type="float">
            <text:p>0.750000002021978</text:p>
          </table:table-cell>
          <table:table-cell office:value-type="float" office:value="0.674465420169048" calcext:value-type="float">
            <text:p>0.674465420169048</text:p>
          </table:table-cell>
          <table:table-cell table:number-columns-repeated="3"/>
          <table:table-cell table:formula="of:=[.D65]*52.9814825493465" office:value-type="float" office:value="35.7341778888241" calcext:value-type="float">
            <text:p>35.7341778888241</text:p>
          </table:table-cell>
          <table:table-cell/>
          <table:table-cell table:formula="of:=[.H65]-4" office:value-type="float" office:value="31.7341778888241" calcext:value-type="float">
            <text:p>31.7341778888241</text:p>
          </table:table-cell>
          <table:table-cell/>
          <table:table-cell office:value-type="float" office:value="0.597521374901951" calcext:value-type="float">
            <text:p>0.597521374901951</text:p>
          </table:table-cell>
          <table:table-cell office:value-type="float" office:value="0.750000002021978" calcext:value-type="float">
            <text:p>0.750000002021978</text:p>
          </table:table-cell>
          <table:table-cell table:formula="of:=[.J65]/44.9814825493465" office:value-type="float" office:value="0.705494263200649" calcext:value-type="float">
            <text:p>0.705494263200649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frac</text:p>
          </table:table-cell>
          <table:table-cell table:number-columns-repeated="1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210592540436097" calcext:value-type="float">
            <text:p>0.210592540436097</text:p>
          </table:table-cell>
          <table:table-cell table:number-columns-repeated="3"/>
          <table:table-cell table:formula="of:=[.D68]*52.9814825493465" office:value-type="float" office:value="11.1575050061376" calcext:value-type="float">
            <text:p>11.1575050061376</text:p>
          </table:table-cell>
          <table:table-cell/>
          <table:table-cell table:formula="of:=[.H68]-4" office:value-type="float" office:value="7.15750500613762" calcext:value-type="float">
            <text:p>7.1575050061376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J68]/44.9814825493465" office:value-type="float" office:value="0.159121144979727" calcext:value-type="float">
            <text:p>0.1591211449797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49999995093357" calcext:value-type="float">
            <text:p>0.249999995093357</text:p>
          </table:table-cell>
          <table:table-cell office:value-type="float" office:value="0.250000001516484" calcext:value-type="float">
            <text:p>0.250000001516484</text:p>
          </table:table-cell>
          <table:table-cell office:value-type="float" office:value="0.293280385597772" calcext:value-type="float">
            <text:p>0.293280385597772</text:p>
          </table:table-cell>
          <table:table-cell table:number-columns-repeated="3"/>
          <table:table-cell table:formula="of:=[.D69]*52.9814825493465" office:value-type="float" office:value="15.538429631614" calcext:value-type="float">
            <text:p>15.538429631614</text:p>
          </table:table-cell>
          <table:table-cell/>
          <table:table-cell table:formula="of:=[.H69]-4" office:value-type="float" office:value="11.538429631614" calcext:value-type="float">
            <text:p>11.538429631614</text:p>
          </table:table-cell>
          <table:table-cell/>
          <table:table-cell office:value-type="float" office:value="0.249999995093357" calcext:value-type="float">
            <text:p>0.249999995093357</text:p>
          </table:table-cell>
          <table:table-cell office:value-type="float" office:value="0.250000001516484" calcext:value-type="float">
            <text:p>0.250000001516484</text:p>
          </table:table-cell>
          <table:table-cell table:formula="of:=[.J69]/44.9814825493465" office:value-type="float" office:value="0.256515103052814" calcext:value-type="float">
            <text:p>0.25651510305281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75968227656359" calcext:value-type="float">
            <text:p>0.375968227656359</text:p>
          </table:table-cell>
          <table:table-cell table:number-columns-repeated="3"/>
          <table:table-cell table:formula="of:=[.D70]*52.9814825493465" office:value-type="float" office:value="19.9193540926841" calcext:value-type="float">
            <text:p>19.9193540926841</text:p>
          </table:table-cell>
          <table:table-cell/>
          <table:table-cell table:formula="of:=[.H70]-4" office:value-type="float" office:value="15.9193540926841" calcext:value-type="float">
            <text:p>15.91935409268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J70]/44.9814825493465" office:value-type="float" office:value="0.353909057470926" calcext:value-type="float">
            <text:p>0.3539090574709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49999995093357" calcext:value-type="float">
            <text:p>0.249999995093357</text:p>
          </table:table-cell>
          <table:table-cell office:value-type="float" office:value="0.250000001516484" calcext:value-type="float">
            <text:p>0.250000001516484</text:p>
          </table:table-cell>
          <table:table-cell office:value-type="float" office:value="0.458656072818033" calcext:value-type="float">
            <text:p>0.458656072818033</text:p>
          </table:table-cell>
          <table:table-cell table:number-columns-repeated="3"/>
          <table:table-cell table:formula="of:=[.D71]*52.9814825493465" office:value-type="float" office:value="24.3002787181604" calcext:value-type="float">
            <text:p>24.3002787181604</text:p>
          </table:table-cell>
          <table:table-cell/>
          <table:table-cell table:formula="of:=[.H71]-4" office:value-type="float" office:value="20.3002787181604" calcext:value-type="float">
            <text:p>20.3002787181604</text:p>
          </table:table-cell>
          <table:table-cell/>
          <table:table-cell office:value-type="float" office:value="0.249999995093357" calcext:value-type="float">
            <text:p>0.249999995093357</text:p>
          </table:table-cell>
          <table:table-cell office:value-type="float" office:value="0.250000001516484" calcext:value-type="float">
            <text:p>0.250000001516484</text:p>
          </table:table-cell>
          <table:table-cell table:formula="of:=[.J71]/44.9814825493465" office:value-type="float" office:value="0.451303015544012" calcext:value-type="float">
            <text:p>0.45130301554401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4134391487662" calcext:value-type="float">
            <text:p>0.54134391487662</text:p>
          </table:table-cell>
          <table:table-cell table:number-columns-repeated="3"/>
          <table:table-cell table:formula="of:=[.D72]*52.9814825493465" office:value-type="float" office:value="28.6812031792306" calcext:value-type="float">
            <text:p>28.6812031792306</text:p>
          </table:table-cell>
          <table:table-cell/>
          <table:table-cell table:formula="of:=[.H72]-4" office:value-type="float" office:value="24.6812031792306" calcext:value-type="float">
            <text:p>24.68120317923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J72]/44.9814825493465" office:value-type="float" office:value="0.548696969962123" calcext:value-type="float">
            <text:p>0.5486969699621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49999995093357" calcext:value-type="float">
            <text:p>0.249999995093357</text:p>
          </table:table-cell>
          <table:table-cell office:value-type="float" office:value="0.250000001516484" calcext:value-type="float">
            <text:p>0.250000001516484</text:p>
          </table:table-cell>
          <table:table-cell office:value-type="float" office:value="0.624031760038295" calcext:value-type="float">
            <text:p>0.624031760038295</text:p>
          </table:table-cell>
          <table:table-cell table:number-columns-repeated="3"/>
          <table:table-cell table:formula="of:=[.D73]*52.9814825493465" office:value-type="float" office:value="33.0621278047069" calcext:value-type="float">
            <text:p>33.0621278047069</text:p>
          </table:table-cell>
          <table:table-cell/>
          <table:table-cell table:formula="of:=[.H73]-4" office:value-type="float" office:value="29.0621278047069" calcext:value-type="float">
            <text:p>29.0621278047069</text:p>
          </table:table-cell>
          <table:table-cell/>
          <table:table-cell office:value-type="float" office:value="0.249999995093357" calcext:value-type="float">
            <text:p>0.249999995093357</text:p>
          </table:table-cell>
          <table:table-cell office:value-type="float" office:value="0.250000001516484" calcext:value-type="float">
            <text:p>0.250000001516484</text:p>
          </table:table-cell>
          <table:table-cell table:formula="of:=[.J73]/44.9814825493465" office:value-type="float" office:value="0.646090928035211" calcext:value-type="float">
            <text:p>0.64609092803521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706719602096882" calcext:value-type="float">
            <text:p>0.706719602096882</text:p>
          </table:table-cell>
          <table:table-cell table:number-columns-repeated="3"/>
          <table:table-cell table:formula="of:=[.D74]*52.9814825493465" office:value-type="float" office:value="37.4430522657771" calcext:value-type="float">
            <text:p>37.4430522657771</text:p>
          </table:table-cell>
          <table:table-cell/>
          <table:table-cell table:formula="of:=[.H74]-4" office:value-type="float" office:value="33.4430522657771" calcext:value-type="float">
            <text:p>33.44305226577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J74]/44.9814825493465" office:value-type="float" office:value="0.743484882453322" calcext:value-type="float">
            <text:p>0.7434848824533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49999995093357" calcext:value-type="float">
            <text:p>0.249999995093357</text:p>
          </table:table-cell>
          <table:table-cell office:value-type="float" office:value="0.250000001516484" calcext:value-type="float">
            <text:p>0.250000001516484</text:p>
          </table:table-cell>
          <table:table-cell office:value-type="float" office:value="0.789407447258556" calcext:value-type="float">
            <text:p>0.789407447258556</text:p>
          </table:table-cell>
          <table:table-cell table:number-columns-repeated="3"/>
          <table:table-cell table:formula="of:=[.D75]*52.9814825493465" office:value-type="float" office:value="41.8239768912534" calcext:value-type="float">
            <text:p>41.8239768912534</text:p>
          </table:table-cell>
          <table:table-cell/>
          <table:table-cell table:formula="of:=[.H75]-4" office:value-type="float" office:value="37.8239768912534" calcext:value-type="float">
            <text:p>37.8239768912534</text:p>
          </table:table-cell>
          <table:table-cell/>
          <table:table-cell office:value-type="float" office:value="0.249999995093357" calcext:value-type="float">
            <text:p>0.249999995093357</text:p>
          </table:table-cell>
          <table:table-cell office:value-type="float" office:value="0.250000001516484" calcext:value-type="float">
            <text:p>0.250000001516484</text:p>
          </table:table-cell>
          <table:table-cell table:formula="of:=[.J75]/44.9814825493465" office:value-type="float" office:value="0.840878840526408" calcext:value-type="float">
            <text:p>0.8408788405264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10592540436097" calcext:value-type="float">
            <text:p>0.210592540436097</text:p>
          </table:table-cell>
          <table:table-cell table:number-columns-repeated="3"/>
          <table:table-cell table:formula="of:=[.D76]*52.9814825493465" office:value-type="float" office:value="11.1575050061376" calcext:value-type="float">
            <text:p>11.1575050061376</text:p>
          </table:table-cell>
          <table:table-cell/>
          <table:table-cell table:formula="of:=[.H76]-4" office:value-type="float" office:value="7.15750500613762" calcext:value-type="float">
            <text:p>7.157505006137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J76]/44.9814825493465" office:value-type="float" office:value="0.159121144979727" calcext:value-type="float">
            <text:p>0.1591211449797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49999995093357" calcext:value-type="float">
            <text:p>0.249999995093357</text:p>
          </table:table-cell>
          <table:table-cell office:value-type="float" office:value="0.750000001516484" calcext:value-type="float">
            <text:p>0.750000001516484</text:p>
          </table:table-cell>
          <table:table-cell office:value-type="float" office:value="0.293280385597772" calcext:value-type="float">
            <text:p>0.293280385597772</text:p>
          </table:table-cell>
          <table:table-cell table:number-columns-repeated="3"/>
          <table:table-cell table:formula="of:=[.D77]*52.9814825493465" office:value-type="float" office:value="15.538429631614" calcext:value-type="float">
            <text:p>15.538429631614</text:p>
          </table:table-cell>
          <table:table-cell/>
          <table:table-cell table:formula="of:=[.H77]-4" office:value-type="float" office:value="11.538429631614" calcext:value-type="float">
            <text:p>11.538429631614</text:p>
          </table:table-cell>
          <table:table-cell/>
          <table:table-cell office:value-type="float" office:value="0.249999995093357" calcext:value-type="float">
            <text:p>0.249999995093357</text:p>
          </table:table-cell>
          <table:table-cell office:value-type="float" office:value="0.750000001516484" calcext:value-type="float">
            <text:p>0.750000001516484</text:p>
          </table:table-cell>
          <table:table-cell table:formula="of:=[.J77]/44.9814825493465" office:value-type="float" office:value="0.256515103052814" calcext:value-type="float">
            <text:p>0.2565151030528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75968227656359" calcext:value-type="float">
            <text:p>0.375968227656359</text:p>
          </table:table-cell>
          <table:table-cell table:number-columns-repeated="3"/>
          <table:table-cell table:formula="of:=[.D78]*52.9814825493465" office:value-type="float" office:value="19.9193540926841" calcext:value-type="float">
            <text:p>19.9193540926841</text:p>
          </table:table-cell>
          <table:table-cell/>
          <table:table-cell table:formula="of:=[.H78]-4" office:value-type="float" office:value="15.9193540926841" calcext:value-type="float">
            <text:p>15.91935409268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J78]/44.9814825493465" office:value-type="float" office:value="0.353909057470926" calcext:value-type="float">
            <text:p>0.3539090574709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49999995093357" calcext:value-type="float">
            <text:p>0.249999995093357</text:p>
          </table:table-cell>
          <table:table-cell office:value-type="float" office:value="0.750000001516484" calcext:value-type="float">
            <text:p>0.750000001516484</text:p>
          </table:table-cell>
          <table:table-cell office:value-type="float" office:value="0.458656072818033" calcext:value-type="float">
            <text:p>0.458656072818033</text:p>
          </table:table-cell>
          <table:table-cell table:number-columns-repeated="3"/>
          <table:table-cell table:formula="of:=[.D79]*52.9814825493465" office:value-type="float" office:value="24.3002787181604" calcext:value-type="float">
            <text:p>24.3002787181604</text:p>
          </table:table-cell>
          <table:table-cell/>
          <table:table-cell table:formula="of:=[.H79]-4" office:value-type="float" office:value="20.3002787181604" calcext:value-type="float">
            <text:p>20.3002787181604</text:p>
          </table:table-cell>
          <table:table-cell/>
          <table:table-cell office:value-type="float" office:value="0.249999995093357" calcext:value-type="float">
            <text:p>0.249999995093357</text:p>
          </table:table-cell>
          <table:table-cell office:value-type="float" office:value="0.750000001516484" calcext:value-type="float">
            <text:p>0.750000001516484</text:p>
          </table:table-cell>
          <table:table-cell table:formula="of:=[.J79]/44.9814825493465" office:value-type="float" office:value="0.451303015544012" calcext:value-type="float">
            <text:p>0.4513030155440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54134391487662" calcext:value-type="float">
            <text:p>0.54134391487662</text:p>
          </table:table-cell>
          <table:table-cell table:number-columns-repeated="3"/>
          <table:table-cell table:formula="of:=[.D80]*52.9814825493465" office:value-type="float" office:value="28.6812031792306" calcext:value-type="float">
            <text:p>28.6812031792306</text:p>
          </table:table-cell>
          <table:table-cell/>
          <table:table-cell table:formula="of:=[.H80]-4" office:value-type="float" office:value="24.6812031792306" calcext:value-type="float">
            <text:p>24.68120317923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J80]/44.9814825493465" office:value-type="float" office:value="0.548696969962123" calcext:value-type="float">
            <text:p>0.5486969699621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49999995093357" calcext:value-type="float">
            <text:p>0.249999995093357</text:p>
          </table:table-cell>
          <table:table-cell office:value-type="float" office:value="0.750000001516484" calcext:value-type="float">
            <text:p>0.750000001516484</text:p>
          </table:table-cell>
          <table:table-cell office:value-type="float" office:value="0.624031760038295" calcext:value-type="float">
            <text:p>0.624031760038295</text:p>
          </table:table-cell>
          <table:table-cell table:number-columns-repeated="3"/>
          <table:table-cell table:formula="of:=[.D81]*52.9814825493465" office:value-type="float" office:value="33.0621278047069" calcext:value-type="float">
            <text:p>33.0621278047069</text:p>
          </table:table-cell>
          <table:table-cell/>
          <table:table-cell table:formula="of:=[.H81]-4" office:value-type="float" office:value="29.0621278047069" calcext:value-type="float">
            <text:p>29.0621278047069</text:p>
          </table:table-cell>
          <table:table-cell/>
          <table:table-cell office:value-type="float" office:value="0.249999995093357" calcext:value-type="float">
            <text:p>0.249999995093357</text:p>
          </table:table-cell>
          <table:table-cell office:value-type="float" office:value="0.750000001516484" calcext:value-type="float">
            <text:p>0.750000001516484</text:p>
          </table:table-cell>
          <table:table-cell table:formula="of:=[.J81]/44.9814825493465" office:value-type="float" office:value="0.646090928035211" calcext:value-type="float">
            <text:p>0.6460909280352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06719602096882" calcext:value-type="float">
            <text:p>0.706719602096882</text:p>
          </table:table-cell>
          <table:table-cell table:number-columns-repeated="3"/>
          <table:table-cell table:formula="of:=[.D82]*52.9814825493465" office:value-type="float" office:value="37.4430522657771" calcext:value-type="float">
            <text:p>37.4430522657771</text:p>
          </table:table-cell>
          <table:table-cell/>
          <table:table-cell table:formula="of:=[.H82]-4" office:value-type="float" office:value="33.4430522657771" calcext:value-type="float">
            <text:p>33.44305226577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J82]/44.9814825493465" office:value-type="float" office:value="0.743484882453322" calcext:value-type="float">
            <text:p>0.7434848824533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49999995093357" calcext:value-type="float">
            <text:p>0.249999995093357</text:p>
          </table:table-cell>
          <table:table-cell office:value-type="float" office:value="0.750000001516484" calcext:value-type="float">
            <text:p>0.750000001516484</text:p>
          </table:table-cell>
          <table:table-cell office:value-type="float" office:value="0.789407447258556" calcext:value-type="float">
            <text:p>0.789407447258556</text:p>
          </table:table-cell>
          <table:table-cell table:number-columns-repeated="3"/>
          <table:table-cell table:formula="of:=[.D83]*52.9814825493465" office:value-type="float" office:value="41.8239768912534" calcext:value-type="float">
            <text:p>41.8239768912534</text:p>
          </table:table-cell>
          <table:table-cell/>
          <table:table-cell table:formula="of:=[.H83]-4" office:value-type="float" office:value="37.8239768912534" calcext:value-type="float">
            <text:p>37.8239768912534</text:p>
          </table:table-cell>
          <table:table-cell/>
          <table:table-cell office:value-type="float" office:value="0.249999995093357" calcext:value-type="float">
            <text:p>0.249999995093357</text:p>
          </table:table-cell>
          <table:table-cell office:value-type="float" office:value="0.750000001516484" calcext:value-type="float">
            <text:p>0.750000001516484</text:p>
          </table:table-cell>
          <table:table-cell table:formula="of:=[.J83]/44.9814825493465" office:value-type="float" office:value="0.840878840526408" calcext:value-type="float">
            <text:p>0.8408788405264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10592540436097" calcext:value-type="float">
            <text:p>0.210592540436097</text:p>
          </table:table-cell>
          <table:table-cell table:number-columns-repeated="3"/>
          <table:table-cell table:formula="of:=[.D84]*52.9814825493465" office:value-type="float" office:value="11.1575050061376" calcext:value-type="float">
            <text:p>11.1575050061376</text:p>
          </table:table-cell>
          <table:table-cell/>
          <table:table-cell table:formula="of:=[.H84]-4" office:value-type="float" office:value="7.15750500613762" calcext:value-type="float">
            <text:p>7.1575050061376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J84]/44.9814825493465" office:value-type="float" office:value="0.159121144979727" calcext:value-type="float">
            <text:p>0.1591211449797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49999995093357" calcext:value-type="float">
            <text:p>0.749999995093357</text:p>
          </table:table-cell>
          <table:table-cell office:value-type="float" office:value="0.250000001516484" calcext:value-type="float">
            <text:p>0.250000001516484</text:p>
          </table:table-cell>
          <table:table-cell office:value-type="float" office:value="0.293280385597772" calcext:value-type="float">
            <text:p>0.293280385597772</text:p>
          </table:table-cell>
          <table:table-cell table:number-columns-repeated="3"/>
          <table:table-cell table:formula="of:=[.D85]*52.9814825493465" office:value-type="float" office:value="15.538429631614" calcext:value-type="float">
            <text:p>15.538429631614</text:p>
          </table:table-cell>
          <table:table-cell/>
          <table:table-cell table:formula="of:=[.H85]-4" office:value-type="float" office:value="11.538429631614" calcext:value-type="float">
            <text:p>11.538429631614</text:p>
          </table:table-cell>
          <table:table-cell/>
          <table:table-cell office:value-type="float" office:value="0.749999995093357" calcext:value-type="float">
            <text:p>0.749999995093357</text:p>
          </table:table-cell>
          <table:table-cell office:value-type="float" office:value="0.250000001516484" calcext:value-type="float">
            <text:p>0.250000001516484</text:p>
          </table:table-cell>
          <table:table-cell table:formula="of:=[.J85]/44.9814825493465" office:value-type="float" office:value="0.256515103052814" calcext:value-type="float">
            <text:p>0.2565151030528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75968227656359" calcext:value-type="float">
            <text:p>0.375968227656359</text:p>
          </table:table-cell>
          <table:table-cell table:number-columns-repeated="3"/>
          <table:table-cell table:formula="of:=[.D86]*52.9814825493465" office:value-type="float" office:value="19.9193540926841" calcext:value-type="float">
            <text:p>19.9193540926841</text:p>
          </table:table-cell>
          <table:table-cell/>
          <table:table-cell table:formula="of:=[.H86]-4" office:value-type="float" office:value="15.9193540926841" calcext:value-type="float">
            <text:p>15.919354092684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J86]/44.9814825493465" office:value-type="float" office:value="0.353909057470926" calcext:value-type="float">
            <text:p>0.3539090574709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49999995093357" calcext:value-type="float">
            <text:p>0.749999995093357</text:p>
          </table:table-cell>
          <table:table-cell office:value-type="float" office:value="0.250000001516484" calcext:value-type="float">
            <text:p>0.250000001516484</text:p>
          </table:table-cell>
          <table:table-cell office:value-type="float" office:value="0.458656072818033" calcext:value-type="float">
            <text:p>0.458656072818033</text:p>
          </table:table-cell>
          <table:table-cell table:number-columns-repeated="3"/>
          <table:table-cell table:formula="of:=[.D87]*52.9814825493465" office:value-type="float" office:value="24.3002787181604" calcext:value-type="float">
            <text:p>24.3002787181604</text:p>
          </table:table-cell>
          <table:table-cell/>
          <table:table-cell table:formula="of:=[.H87]-4" office:value-type="float" office:value="20.3002787181604" calcext:value-type="float">
            <text:p>20.3002787181604</text:p>
          </table:table-cell>
          <table:table-cell/>
          <table:table-cell office:value-type="float" office:value="0.749999995093357" calcext:value-type="float">
            <text:p>0.749999995093357</text:p>
          </table:table-cell>
          <table:table-cell office:value-type="float" office:value="0.250000001516484" calcext:value-type="float">
            <text:p>0.250000001516484</text:p>
          </table:table-cell>
          <table:table-cell table:formula="of:=[.J87]/44.9814825493465" office:value-type="float" office:value="0.451303015544012" calcext:value-type="float">
            <text:p>0.4513030155440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4134391487662" calcext:value-type="float">
            <text:p>0.54134391487662</text:p>
          </table:table-cell>
          <table:table-cell table:number-columns-repeated="3"/>
          <table:table-cell table:formula="of:=[.D88]*52.9814825493465" office:value-type="float" office:value="28.6812031792306" calcext:value-type="float">
            <text:p>28.6812031792306</text:p>
          </table:table-cell>
          <table:table-cell/>
          <table:table-cell table:formula="of:=[.H88]-4" office:value-type="float" office:value="24.6812031792306" calcext:value-type="float">
            <text:p>24.681203179230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J88]/44.9814825493465" office:value-type="float" office:value="0.548696969962123" calcext:value-type="float">
            <text:p>0.5486969699621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49999995093357" calcext:value-type="float">
            <text:p>0.749999995093357</text:p>
          </table:table-cell>
          <table:table-cell office:value-type="float" office:value="0.250000001516484" calcext:value-type="float">
            <text:p>0.250000001516484</text:p>
          </table:table-cell>
          <table:table-cell office:value-type="float" office:value="0.624031760038295" calcext:value-type="float">
            <text:p>0.624031760038295</text:p>
          </table:table-cell>
          <table:table-cell table:number-columns-repeated="3"/>
          <table:table-cell table:formula="of:=[.D89]*52.9814825493465" office:value-type="float" office:value="33.0621278047069" calcext:value-type="float">
            <text:p>33.0621278047069</text:p>
          </table:table-cell>
          <table:table-cell/>
          <table:table-cell table:formula="of:=[.H89]-4" office:value-type="float" office:value="29.0621278047069" calcext:value-type="float">
            <text:p>29.0621278047069</text:p>
          </table:table-cell>
          <table:table-cell/>
          <table:table-cell office:value-type="float" office:value="0.749999995093357" calcext:value-type="float">
            <text:p>0.749999995093357</text:p>
          </table:table-cell>
          <table:table-cell office:value-type="float" office:value="0.250000001516484" calcext:value-type="float">
            <text:p>0.250000001516484</text:p>
          </table:table-cell>
          <table:table-cell table:formula="of:=[.J89]/44.9814825493465" office:value-type="float" office:value="0.646090928035211" calcext:value-type="float">
            <text:p>0.6460909280352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706719602096882" calcext:value-type="float">
            <text:p>0.706719602096882</text:p>
          </table:table-cell>
          <table:table-cell table:number-columns-repeated="3"/>
          <table:table-cell table:formula="of:=[.D90]*52.9814825493465" office:value-type="float" office:value="37.4430522657771" calcext:value-type="float">
            <text:p>37.4430522657771</text:p>
          </table:table-cell>
          <table:table-cell/>
          <table:table-cell table:formula="of:=[.H90]-4" office:value-type="float" office:value="33.4430522657771" calcext:value-type="float">
            <text:p>33.443052265777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J90]/44.9814825493465" office:value-type="float" office:value="0.743484882453322" calcext:value-type="float">
            <text:p>0.7434848824533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49999995093357" calcext:value-type="float">
            <text:p>0.749999995093357</text:p>
          </table:table-cell>
          <table:table-cell office:value-type="float" office:value="0.250000001516484" calcext:value-type="float">
            <text:p>0.250000001516484</text:p>
          </table:table-cell>
          <table:table-cell office:value-type="float" office:value="0.789407447258556" calcext:value-type="float">
            <text:p>0.789407447258556</text:p>
          </table:table-cell>
          <table:table-cell table:number-columns-repeated="3"/>
          <table:table-cell table:formula="of:=[.D91]*52.9814825493465" office:value-type="float" office:value="41.8239768912534" calcext:value-type="float">
            <text:p>41.8239768912534</text:p>
          </table:table-cell>
          <table:table-cell/>
          <table:table-cell table:formula="of:=[.H91]-4" office:value-type="float" office:value="37.8239768912534" calcext:value-type="float">
            <text:p>37.8239768912534</text:p>
          </table:table-cell>
          <table:table-cell/>
          <table:table-cell office:value-type="float" office:value="0.749999995093357" calcext:value-type="float">
            <text:p>0.749999995093357</text:p>
          </table:table-cell>
          <table:table-cell office:value-type="float" office:value="0.250000001516484" calcext:value-type="float">
            <text:p>0.250000001516484</text:p>
          </table:table-cell>
          <table:table-cell table:formula="of:=[.J91]/44.9814825493465" office:value-type="float" office:value="0.840878840526408" calcext:value-type="float">
            <text:p>0.84087884052640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0.210592540436097" calcext:value-type="float">
            <text:p>0.210592540436097</text:p>
          </table:table-cell>
          <table:table-cell table:number-columns-repeated="3"/>
          <table:table-cell table:formula="of:=[.D92]*52.9814825493465" office:value-type="float" office:value="11.1575050061376" calcext:value-type="float">
            <text:p>11.1575050061376</text:p>
          </table:table-cell>
          <table:table-cell/>
          <table:table-cell table:formula="of:=[.H92]-4" office:value-type="float" office:value="7.15750500613762" calcext:value-type="float">
            <text:p>7.15750500613762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formula="of:=[.J92]/44.9814825493465" office:value-type="float" office:value="0.159121144979727" calcext:value-type="float">
            <text:p>0.1591211449797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49999995093357" calcext:value-type="float">
            <text:p>0.749999995093357</text:p>
          </table:table-cell>
          <table:table-cell office:value-type="float" office:value="0.750000001516484" calcext:value-type="float">
            <text:p>0.750000001516484</text:p>
          </table:table-cell>
          <table:table-cell office:value-type="float" office:value="0.293280385597772" calcext:value-type="float">
            <text:p>0.293280385597772</text:p>
          </table:table-cell>
          <table:table-cell table:number-columns-repeated="3"/>
          <table:table-cell table:formula="of:=[.D93]*52.9814825493465" office:value-type="float" office:value="15.538429631614" calcext:value-type="float">
            <text:p>15.538429631614</text:p>
          </table:table-cell>
          <table:table-cell/>
          <table:table-cell table:formula="of:=[.H93]-4" office:value-type="float" office:value="11.538429631614" calcext:value-type="float">
            <text:p>11.538429631614</text:p>
          </table:table-cell>
          <table:table-cell/>
          <table:table-cell office:value-type="float" office:value="0.749999995093357" calcext:value-type="float">
            <text:p>0.749999995093357</text:p>
          </table:table-cell>
          <table:table-cell office:value-type="float" office:value="0.750000001516484" calcext:value-type="float">
            <text:p>0.750000001516484</text:p>
          </table:table-cell>
          <table:table-cell table:formula="of:=[.J93]/44.9814825493465" office:value-type="float" office:value="0.256515103052814" calcext:value-type="float">
            <text:p>0.25651510305281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0.375968227656359" calcext:value-type="float">
            <text:p>0.375968227656359</text:p>
          </table:table-cell>
          <table:table-cell table:number-columns-repeated="3"/>
          <table:table-cell table:formula="of:=[.D94]*52.9814825493465" office:value-type="float" office:value="19.9193540926841" calcext:value-type="float">
            <text:p>19.9193540926841</text:p>
          </table:table-cell>
          <table:table-cell/>
          <table:table-cell table:formula="of:=[.H94]-4" office:value-type="float" office:value="15.9193540926841" calcext:value-type="float">
            <text:p>15.9193540926841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formula="of:=[.J94]/44.9814825493465" office:value-type="float" office:value="0.353909057470926" calcext:value-type="float">
            <text:p>0.3539090574709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49999995093357" calcext:value-type="float">
            <text:p>0.749999995093357</text:p>
          </table:table-cell>
          <table:table-cell office:value-type="float" office:value="0.750000001516484" calcext:value-type="float">
            <text:p>0.750000001516484</text:p>
          </table:table-cell>
          <table:table-cell office:value-type="float" office:value="0.458656072818033" calcext:value-type="float">
            <text:p>0.458656072818033</text:p>
          </table:table-cell>
          <table:table-cell table:number-columns-repeated="3"/>
          <table:table-cell table:formula="of:=[.D95]*52.9814825493465" office:value-type="float" office:value="24.3002787181604" calcext:value-type="float">
            <text:p>24.3002787181604</text:p>
          </table:table-cell>
          <table:table-cell/>
          <table:table-cell table:formula="of:=[.H95]-4" office:value-type="float" office:value="20.3002787181604" calcext:value-type="float">
            <text:p>20.3002787181604</text:p>
          </table:table-cell>
          <table:table-cell/>
          <table:table-cell office:value-type="float" office:value="0.749999995093357" calcext:value-type="float">
            <text:p>0.749999995093357</text:p>
          </table:table-cell>
          <table:table-cell office:value-type="float" office:value="0.750000001516484" calcext:value-type="float">
            <text:p>0.750000001516484</text:p>
          </table:table-cell>
          <table:table-cell table:formula="of:=[.J95]/44.9814825493465" office:value-type="float" office:value="0.451303015544012" calcext:value-type="float">
            <text:p>0.45130301554401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0.54134391487662" calcext:value-type="float">
            <text:p>0.54134391487662</text:p>
          </table:table-cell>
          <table:table-cell table:number-columns-repeated="3"/>
          <table:table-cell table:formula="of:=[.D96]*52.9814825493465" office:value-type="float" office:value="28.6812031792306" calcext:value-type="float">
            <text:p>28.6812031792306</text:p>
          </table:table-cell>
          <table:table-cell/>
          <table:table-cell table:formula="of:=[.H96]-4" office:value-type="float" office:value="24.6812031792306" calcext:value-type="float">
            <text:p>24.6812031792306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formula="of:=[.J96]/44.9814825493465" office:value-type="float" office:value="0.548696969962123" calcext:value-type="float">
            <text:p>0.5486969699621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49999995093357" calcext:value-type="float">
            <text:p>0.749999995093357</text:p>
          </table:table-cell>
          <table:table-cell office:value-type="float" office:value="0.750000001516484" calcext:value-type="float">
            <text:p>0.750000001516484</text:p>
          </table:table-cell>
          <table:table-cell office:value-type="float" office:value="0.624031760038295" calcext:value-type="float">
            <text:p>0.624031760038295</text:p>
          </table:table-cell>
          <table:table-cell table:number-columns-repeated="3"/>
          <table:table-cell table:formula="of:=[.D97]*52.9814825493465" office:value-type="float" office:value="33.0621278047069" calcext:value-type="float">
            <text:p>33.0621278047069</text:p>
          </table:table-cell>
          <table:table-cell/>
          <table:table-cell table:formula="of:=[.H97]-4" office:value-type="float" office:value="29.0621278047069" calcext:value-type="float">
            <text:p>29.0621278047069</text:p>
          </table:table-cell>
          <table:table-cell/>
          <table:table-cell office:value-type="float" office:value="0.749999995093357" calcext:value-type="float">
            <text:p>0.749999995093357</text:p>
          </table:table-cell>
          <table:table-cell office:value-type="float" office:value="0.750000001516484" calcext:value-type="float">
            <text:p>0.750000001516484</text:p>
          </table:table-cell>
          <table:table-cell table:formula="of:=[.J97]/44.9814825493465" office:value-type="float" office:value="0.646090928035211" calcext:value-type="float">
            <text:p>0.64609092803521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0.706719602096882" calcext:value-type="float">
            <text:p>0.706719602096882</text:p>
          </table:table-cell>
          <table:table-cell table:number-columns-repeated="3"/>
          <table:table-cell table:formula="of:=[.D98]*52.9814825493465" office:value-type="float" office:value="37.4430522657771" calcext:value-type="float">
            <text:p>37.4430522657771</text:p>
          </table:table-cell>
          <table:table-cell/>
          <table:table-cell table:formula="of:=[.H98]-4" office:value-type="float" office:value="33.4430522657771" calcext:value-type="float">
            <text:p>33.4430522657771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formula="of:=[.J98]/44.9814825493465" office:value-type="float" office:value="0.743484882453322" calcext:value-type="float">
            <text:p>0.7434848824533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49999995093357" calcext:value-type="float">
            <text:p>0.749999995093357</text:p>
          </table:table-cell>
          <table:table-cell office:value-type="float" office:value="0.750000001516484" calcext:value-type="float">
            <text:p>0.750000001516484</text:p>
          </table:table-cell>
          <table:table-cell office:value-type="float" office:value="0.789407447258556" calcext:value-type="float">
            <text:p>0.789407447258556</text:p>
          </table:table-cell>
          <table:table-cell table:number-columns-repeated="3"/>
          <table:table-cell table:formula="of:=[.D99]*52.9814825493465" office:value-type="float" office:value="41.8239768912534" calcext:value-type="float">
            <text:p>41.8239768912534</text:p>
          </table:table-cell>
          <table:table-cell/>
          <table:table-cell table:formula="of:=[.H99]-4" office:value-type="float" office:value="37.8239768912534" calcext:value-type="float">
            <text:p>37.8239768912534</text:p>
          </table:table-cell>
          <table:table-cell/>
          <table:table-cell office:value-type="float" office:value="0.749999995093357" calcext:value-type="float">
            <text:p>0.749999995093357</text:p>
          </table:table-cell>
          <table:table-cell office:value-type="float" office:value="0.750000001516484" calcext:value-type="float">
            <text:p>0.750000001516484</text:p>
          </table:table-cell>
          <table:table-cell table:formula="of:=[.J99]/44.9814825493465" office:value-type="float" office:value="0.840878840526408" calcext:value-type="float">
            <text:p>0.8408788405264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5T14:56:49.895995265</meta:creation-date>
    <dc:date>2023-02-15T18:16:30.112472666</dc:date>
    <meta:editing-duration>PT34M59S</meta:editing-duration>
    <meta:editing-cycles>11</meta:editing-cycles>
    <meta:generator>LibreOffice/5.3.6.1$Linux_X86_64 LibreOffice_project/30$Build-1</meta:generator>
    <meta:document-statistic meta:table-count="1" meta:cell-count="776" meta:object-count="0"/>
  </office:meta>
</office:document-meta>
</file>